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T1_129" style:family="text"/>
    <style:style style:name="T1_130" style:family="text"/>
    <style:style style:name="T1_131" style:family="text"/>
    <style:style style:name="T1_132" style:family="text"/>
    <style:style style:name="T1_133" style:family="text"/>
    <style:style style:name="T1_134" style:family="text"/>
    <style:style style:name="T1_135" style:family="text"/>
    <style:style style:name="T1_136" style:family="text"/>
    <style:style style:name="T1_137" style:family="text"/>
    <style:style style:name="T1_138" style:family="text"/>
    <style:style style:name="T1_139" style:family="text"/>
    <style:style style:name="T1_140" style:family="text"/>
    <style:style style:name="T1_141" style:family="text"/>
    <style:style style:name="T1_142" style:family="text"/>
    <style:style style:name="T1_143" style:family="text"/>
    <style:style style:name="T1_144" style:family="text"/>
    <style:style style:name="T1_145" style:family="text"/>
    <style:style style:name="T1_146" style:family="text"/>
    <style:style style:name="T1_147" style:family="text"/>
    <style:style style:name="T1_148" style:family="text"/>
    <style:style style:name="T1_149" style:family="text"/>
    <style:style style:name="T1_150" style:family="text"/>
    <style:style style:name="T1_151" style:family="text"/>
    <style:style style:name="T1_152" style:family="text"/>
    <style:style style:name="T1_153" style:family="text"/>
    <style:style style:name="T1_154" style:family="text"/>
    <style:style style:name="T1_155" style:family="text"/>
    <style:style style:name="T1_156" style:family="text"/>
    <style:style style:name="T1_157" style:family="text"/>
    <style:style style:name="T1_158" style:family="text"/>
    <style:style style:name="T1_159" style:family="text"/>
    <style:style style:name="T1_160" style:family="text"/>
    <style:style style:name="T1_161" style:family="text"/>
    <style:style style:name="T1_162" style:family="text"/>
    <style:style style:name="T1_163" style:family="text"/>
    <style:style style:name="T1_164" style:family="text"/>
    <style:style style:name="T1_165" style:family="text"/>
    <style:style style:name="T1_166" style:family="text"/>
    <style:style style:name="T1_167" style:family="text"/>
    <style:style style:name="T1_168" style:family="text"/>
    <style:style style:name="T1_169" style:family="text"/>
    <style:style style:name="T1_170" style:family="text"/>
    <style:style style:name="T1_171" style:family="text"/>
    <style:style style:name="T1_172" style:family="text"/>
    <style:style style:name="T1_173" style:family="text"/>
    <style:style style:name="T1_174" style:family="text"/>
    <style:style style:name="T1_175" style:family="text"/>
    <style:style style:name="T1_176" style:family="text"/>
    <style:style style:name="T1_177" style:family="text"/>
    <style:style style:name="T1_178" style:family="text"/>
    <style:style style:name="T1_179" style:family="text"/>
    <style:style style:name="T1_180" style:family="text"/>
    <style:style style:name="T1_181" style:family="text"/>
    <style:style style:name="T1_182" style:family="text"/>
    <style:style style:name="T1_183" style:family="text"/>
    <style:style style:name="T1_184" style:family="text"/>
    <style:style style:name="T1_185" style:family="text"/>
    <style:style style:name="T1_186" style:family="text"/>
    <style:style style:name="T1_187" style:family="text"/>
    <style:style style:name="T1_188" style:family="text"/>
    <style:style style:name="T1_189" style:family="text"/>
    <style:style style:name="T1_190" style:family="text"/>
    <style:style style:name="T1_191" style:family="text"/>
    <style:style style:name="T1_192" style:family="text"/>
    <style:style style:name="T1_193" style:family="text"/>
    <style:style style:name="T1_194" style:family="text"/>
    <style:style style:name="T1_195" style:family="text"/>
    <style:style style:name="T1_196" style:family="text"/>
    <style:style style:name="T1_197" style:family="text"/>
    <style:style style:name="T1_198" style:family="text"/>
    <style:style style:name="T1_199" style:family="text"/>
    <style:style style:name="T1_200" style:family="text"/>
    <style:style style:name="T1_201" style:family="text"/>
    <style:style style:name="T1_202" style:family="text"/>
    <style:style style:name="T1_203" style:family="text"/>
    <style:style style:name="T1_204" style:family="text"/>
    <style:style style:name="T1_205" style:family="text"/>
    <style:style style:name="T1_206" style:family="text"/>
    <style:style style:name="T1_207" style:family="text"/>
    <style:style style:name="T1_208" style:family="text"/>
    <style:style style:name="T1_209" style:family="text"/>
    <style:style style:name="T1_210" style:family="text"/>
    <style:style style:name="T1_211" style:family="text"/>
    <style:style style:name="T1_212" style:family="text"/>
    <style:style style:name="T1_213" style:family="text"/>
    <style:style style:name="T1_214" style:family="text"/>
    <style:style style:name="T1_215" style:family="text"/>
    <style:style style:name="T1_216" style:family="text"/>
    <style:style style:name="T1_217" style:family="text"/>
    <style:style style:name="T1_218" style:family="text"/>
    <style:style style:name="T1_219" style:family="text"/>
    <style:style style:name="T1_220" style:family="text"/>
    <style:style style:name="T1_221" style:family="text"/>
    <style:style style:name="T1_222" style:family="text"/>
    <style:style style:name="T1_223" style:family="text"/>
    <style:style style:name="T1_224" style:family="text"/>
    <style:style style:name="T1_225" style:family="text"/>
    <style:style style:name="T1_226" style:family="text"/>
    <style:style style:name="T1_227" style:family="text"/>
    <style:style style:name="T1_228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color="#262626"/>
    </style:style>
    <style:style style:name="T4_8" style:family="text">
      <style:text-properties fo:color="#262626"/>
    </style:style>
    <style:style style:name="T4_9" style:family="text">
      <style:text-properties fo:color="#262626"/>
    </style:style>
    <style:style style:name="T4_10" style:family="text">
      <style:text-properties fo:color="#262626"/>
    </style:style>
    <style:style style:name="T4_11" style:family="text">
      <style:text-properties fo:color="#262626"/>
    </style:style>
    <style:style style:name="T4_12" style:family="text">
      <style:text-properties fo:color="#262626"/>
    </style:style>
    <style:style style:name="T4_13" style:family="text">
      <style:text-properties fo:color="#262626"/>
    </style:style>
    <style:style style:name="T4_14" style:family="text">
      <style:text-properties fo:color="#262626"/>
    </style:style>
    <style:style style:name="T4_15" style:family="text">
      <style:text-properties fo:color="#262626"/>
    </style:style>
    <style:style style:name="T4_16" style:family="text">
      <style:text-properties fo:color="#262626"/>
    </style:style>
    <style:style style:name="T4_17" style:family="text">
      <style:text-properties fo:color="#262626"/>
    </style:style>
    <style:style style:name="T4_18" style:family="text">
      <style:text-properties fo:color="#262626"/>
    </style:style>
    <style:style style:name="T4_19" style:family="text">
      <style:text-properties fo:color="#262626"/>
    </style:style>
    <style:style style:name="T4_20" style:family="text">
      <style:text-properties fo:color="#262626"/>
    </style:style>
    <style:style style:name="T4_21" style:family="text">
      <style:text-properties fo:color="#262626"/>
    </style:style>
    <style:style style:name="T4_22" style:family="text">
      <style:text-properties fo:color="#262626"/>
    </style:style>
    <style:style style:name="T4_23" style:family="text">
      <style:text-properties fo:color="#262626"/>
    </style:style>
    <style:style style:name="T4_24" style:family="text">
      <style:text-properties fo:color="#262626"/>
    </style:style>
    <style:style style:name="T4_25" style:family="text">
      <style:text-properties fo:color="#262626"/>
    </style:style>
    <style:style style:name="T4_26" style:family="text">
      <style:text-properties fo:color="#262626"/>
    </style:style>
    <style:style style:name="T4_27" style:family="text">
      <style:text-properties fo:color="#262626"/>
    </style:style>
    <style:style style:name="T4_28" style:family="text">
      <style:text-properties fo:color="#262626"/>
    </style:style>
    <style:style style:name="T4_29" style:family="text">
      <style:text-properties fo:color="#262626"/>
    </style:style>
    <style:style style:name="T4_30" style:family="text">
      <style:text-properties fo:color="#262626"/>
    </style:style>
    <style:style style:name="T4_31" style:family="text">
      <style:text-properties fo:color="#262626"/>
    </style:style>
    <style:style style:name="T4_32" style:family="text">
      <style:text-properties fo:color="#262626"/>
    </style:style>
    <style:style style:name="T4_33" style:family="text">
      <style:text-properties fo:color="#262626"/>
    </style:style>
    <style:style style:name="T4_34" style:family="text">
      <style:text-properties fo:color="#262626"/>
    </style:style>
    <style:style style:name="T4_35" style:family="text">
      <style:text-properties fo:color="#262626"/>
    </style:style>
    <style:style style:name="T4_36" style:family="text">
      <style:text-properties fo:color="#262626"/>
    </style:style>
    <style:style style:name="T4_37" style:family="text">
      <style:text-properties fo:color="#262626"/>
    </style:style>
    <style:style style:name="T4_38" style:family="text">
      <style:text-properties fo:color="#262626"/>
    </style:style>
    <style:style style:name="T4_39" style:family="text">
      <style:text-properties fo:color="#262626"/>
    </style:style>
    <style:style style:name="T4_40" style:family="text">
      <style:text-properties fo:color="#262626"/>
    </style:style>
    <style:style style:name="T4_41" style:family="text">
      <style:text-properties fo:color="#262626"/>
    </style:style>
    <style:style style:name="T4_42" style:family="text">
      <style:text-properties fo:color="#262626"/>
    </style:style>
    <style:style style:name="T4_43" style:family="text">
      <style:text-properties fo:color="#262626"/>
    </style:style>
    <style:style style:name="T4_44" style:family="text">
      <style:text-properties fo:color="#262626"/>
    </style:style>
    <style:style style:name="T4_45" style:family="text">
      <style:text-properties fo:color="#262626"/>
    </style:style>
    <style:style style:name="T4_46" style:family="text">
      <style:text-properties fo:color="#262626"/>
    </style:style>
    <style:style style:name="T4_47" style:family="text">
      <style:text-properties fo:color="#262626"/>
    </style:style>
    <style:style style:name="T4_48" style:family="text">
      <style:text-properties fo:color="#262626"/>
    </style:style>
    <style:style style:name="T4_49" style:family="text">
      <style:text-properties fo:color="#262626"/>
    </style:style>
    <style:style style:name="T4_50" style:family="text">
      <style:text-properties fo:color="#262626"/>
    </style:style>
    <style:style style:name="T4_51" style:family="text">
      <style:text-properties fo:color="#262626"/>
    </style:style>
    <style:style style:name="T4_52" style:family="text">
      <style:text-properties fo:color="#262626"/>
    </style:style>
    <style:style style:name="T4_53" style:family="text">
      <style:text-properties fo:color="#262626"/>
    </style:style>
    <style:style style:name="T4_54" style:family="text">
      <style:text-properties fo:color="#262626"/>
    </style:style>
    <style:style style:name="T4_55" style:family="text">
      <style:text-properties fo:color="#262626"/>
    </style:style>
    <style:style style:name="T4_56" style:family="text">
      <style:text-properties fo:color="#262626"/>
    </style:style>
    <style:style style:name="T4_57" style:family="text">
      <style:text-properties fo:color="#262626"/>
    </style:style>
    <style:style style:name="T4_58" style:family="text">
      <style:text-properties fo:color="#262626"/>
    </style:style>
    <style:style style:name="T4_59" style:family="text">
      <style:text-properties fo:color="#262626"/>
    </style:style>
    <style:style style:name="T4_60" style:family="text">
      <style:text-properties fo:color="#262626"/>
    </style:style>
    <style:style style:name="T4_61" style:family="text">
      <style:text-properties fo:color="#262626"/>
    </style:style>
    <style:style style:name="T4_62" style:family="text">
      <style:text-properties fo:color="#262626"/>
    </style:style>
    <style:style style:name="T4_63" style:family="text">
      <style:text-properties fo:color="#262626"/>
    </style:style>
    <style:style style:name="T4_64" style:family="text">
      <style:text-properties fo:color="#262626"/>
    </style:style>
    <style:style style:name="T4_65" style:family="text">
      <style:text-properties fo:color="#262626"/>
    </style:style>
    <style:style style:name="T4_66" style:family="text">
      <style:text-properties fo:color="#262626"/>
    </style:style>
    <style:style style:name="T4_67" style:family="text">
      <style:text-properties fo:color="#262626"/>
    </style:style>
    <style:style style:name="T4_68" style:family="text">
      <style:text-properties fo:color="#262626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>
      <style:text-properties fo:color="#333333"/>
    </style:style>
    <style:style style:name="T7_47" style:family="text">
      <style:text-properties fo:color="#333333"/>
    </style:style>
    <style:style style:name="T7_48" style:family="text">
      <style:text-properties fo:color="#333333"/>
    </style:style>
    <style:style style:name="T7_49" style:family="text">
      <style:text-properties fo:color="#333333"/>
    </style:style>
    <style:style style:name="T7_50" style:family="text">
      <style:text-properties fo:color="#333333"/>
    </style:style>
    <style:style style:name="T7_51" style:family="text">
      <style:text-properties fo:color="#333333"/>
    </style:style>
    <style:style style:name="T7_52" style:family="text">
      <style:text-properties fo:color="#333333"/>
    </style:style>
    <style:style style:name="T7_53" style:family="text">
      <style:text-properties fo:color="#333333"/>
    </style:style>
    <style:style style:name="T7_54" style:family="text">
      <style:text-properties fo:color="#333333"/>
    </style:style>
    <style:style style:name="T7_55" style:family="text">
      <style:text-properties fo:color="#333333"/>
    </style:style>
    <style:style style:name="T7_56" style:family="text">
      <style:text-properties fo:color="#333333"/>
    </style:style>
    <style:style style:name="T7_57" style:family="text">
      <style:text-properties fo:color="#333333"/>
    </style:style>
    <style:style style:name="T7_58" style:family="text">
      <style:text-properties fo:color="#333333"/>
    </style:style>
    <style:style style:name="T7_59" style:family="text">
      <style:text-properties fo:color="#333333"/>
    </style:style>
    <style:style style:name="T7_60" style:family="text">
      <style:text-properties fo:color="#333333"/>
    </style:style>
    <style:style style:name="T7_61" style:family="text">
      <style:text-properties fo:color="#333333"/>
    </style:style>
    <style:style style:name="T7_62" style:family="text">
      <style:text-properties fo:color="#333333"/>
    </style:style>
    <style:style style:name="T7_63" style:family="text">
      <style:text-properties fo:color="#333333"/>
    </style:style>
    <style:style style:name="T7_64" style:family="text">
      <style:text-properties fo:color="#333333"/>
    </style:style>
    <style:style style:name="T7_65" style:family="text">
      <style:text-properties fo:color="#333333"/>
    </style:style>
    <style:style style:name="T7_66" style:family="text">
      <style:text-properties fo:color="#333333"/>
    </style:style>
    <style:style style:name="T7_67" style:family="text">
      <style:text-properties fo:color="#333333"/>
    </style:style>
    <style:style style:name="T7_68" style:family="text">
      <style:text-properties fo:color="#333333"/>
    </style:style>
    <style:style style:name="T7_69" style:family="text">
      <style:text-properties fo:color="#333333"/>
    </style:style>
    <style:style style:name="T7_70" style:family="text">
      <style:text-properties fo:color="#333333"/>
    </style:style>
    <style:style style:name="T7_71" style:family="text">
      <style:text-properties fo:color="#333333"/>
    </style:style>
    <style:style style:name="T7_72" style:family="text">
      <style:text-properties fo:color="#333333"/>
    </style:style>
    <style:style style:name="T7_73" style:family="text">
      <style:text-properties fo:color="#333333"/>
    </style:style>
    <style:style style:name="T7_74" style:family="text">
      <style:text-properties fo:color="#333333"/>
    </style:style>
    <style:style style:name="T7_75" style:family="text">
      <style:text-properties fo:color="#333333"/>
    </style:style>
    <style:style style:name="T7_76" style:family="text">
      <style:text-properties fo:color="#333333"/>
    </style:style>
    <style:style style:name="T7_77" style:family="text">
      <style:text-properties fo:color="#333333"/>
    </style:style>
    <style:style style:name="T7_78" style:family="text">
      <style:text-properties fo:color="#333333"/>
    </style:style>
    <style:style style:name="T7_79" style:family="text">
      <style:text-properties fo:color="#333333"/>
    </style:style>
    <style:style style:name="T7_80" style:family="text">
      <style:text-properties fo:color="#333333"/>
    </style:style>
    <style:style style:name="T7_81" style:family="text">
      <style:text-properties fo:color="#333333"/>
    </style:style>
    <style:style style:name="T7_82" style:family="text">
      <style:text-properties fo:color="#333333"/>
    </style:style>
    <style:style style:name="T7_83" style:family="text">
      <style:text-properties fo:color="#333333"/>
    </style:style>
    <style:style style:name="T7_84" style:family="text">
      <style:text-properties fo:color="#333333"/>
    </style:style>
    <style:style style:name="T7_85" style:family="text">
      <style:text-properties fo:color="#333333"/>
    </style:style>
    <style:style style:name="T7_86" style:family="text">
      <style:text-properties fo:color="#333333"/>
    </style:style>
    <style:style style:name="T7_87" style:family="text">
      <style:text-properties fo:color="#333333"/>
    </style:style>
    <style:style style:name="T7_88" style:family="text">
      <style:text-properties fo:color="#333333"/>
    </style:style>
    <style:style style:name="T7_89" style:family="text">
      <style:text-properties fo:color="#333333"/>
    </style:style>
    <style:style style:name="T7_90" style:family="text">
      <style:text-properties fo:color="#333333"/>
    </style:style>
    <style:style style:name="T7_91" style:family="text">
      <style:text-properties fo:color="#333333"/>
    </style:style>
    <style:style style:name="T7_92" style:family="text">
      <style:text-properties fo:color="#333333"/>
    </style:style>
    <style:style style:name="T7_93" style:family="text">
      <style:text-properties fo:color="#333333"/>
    </style:style>
    <style:style style:name="T7_94" style:family="text">
      <style:text-properties fo:color="#333333"/>
    </style:style>
    <style:style style:name="T7_95" style:family="text">
      <style:text-properties fo:color="#333333"/>
    </style:style>
    <style:style style:name="T7_96" style:family="text">
      <style:text-properties fo:color="#333333"/>
    </style:style>
    <style:style style:name="T7_97" style:family="text">
      <style:text-properties fo:color="#333333"/>
    </style:style>
    <style:style style:name="T7_98" style:family="text">
      <style:text-properties fo:color="#333333"/>
    </style:style>
    <style:style style:name="T7_99" style:family="text">
      <style:text-properties fo:color="#333333"/>
    </style:style>
    <style:style style:name="T7_100" style:family="text">
      <style:text-properties fo:color="#333333"/>
    </style:style>
    <style:style style:name="T7_101" style:family="text">
      <style:text-properties fo:color="#333333"/>
    </style:style>
    <style:style style:name="T7_102" style:family="text">
      <style:text-properties fo:color="#333333"/>
    </style:style>
    <style:style style:name="T7_103" style:family="text">
      <style:text-properties fo:color="#333333"/>
    </style:style>
    <style:style style:name="T7_104" style:family="text">
      <style:text-properties fo:color="#333333"/>
    </style:style>
    <style:style style:name="T7_105" style:family="text">
      <style:text-properties fo:color="#333333"/>
    </style:style>
    <style:style style:name="T7_106" style:family="text">
      <style:text-properties fo:color="#333333"/>
    </style:style>
    <style:style style:name="T7_107" style:family="text">
      <style:text-properties fo:color="#333333"/>
    </style:style>
    <style:style style:name="T7_108" style:family="text">
      <style:text-properties fo:color="#333333"/>
    </style:style>
    <style:style style:name="T7_109" style:family="text">
      <style:text-properties fo:color="#333333"/>
    </style:style>
    <style:style style:name="T7_110" style:family="text">
      <style:text-properties fo:color="#333333"/>
    </style:style>
    <style:style style:name="T7_111" style:family="text">
      <style:text-properties fo:color="#333333"/>
    </style:style>
    <style:style style:name="T7_112" style:family="text">
      <style:text-properties fo:color="#333333"/>
    </style:style>
    <style:style style:name="T7_113" style:family="text">
      <style:text-properties fo:color="#333333"/>
    </style:style>
    <style:style style:name="T7_114" style:family="text">
      <style:text-properties fo:color="#333333"/>
    </style:style>
    <style:style style:name="T7_115" style:family="text">
      <style:text-properties fo:color="#333333"/>
    </style:style>
    <style:style style:name="T7_116" style:family="text">
      <style:text-properties fo:color="#333333"/>
    </style:style>
    <style:style style:name="T7_117" style:family="text">
      <style:text-properties fo:color="#333333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fo:color="#333333" fo:font-weight="bold" style:font-weight-asian="bold" style:font-weight-complex="bold"/>
    </style:style>
    <style:style style:name="T8_2" style:family="text">
      <style:text-properties fo:color="#333333" fo:font-weight="bold" style:font-weight-asian="bold" style:font-weight-complex="bold"/>
    </style:style>
    <style:style style:name="T8_3" style:family="text">
      <style:text-properties fo:color="#333333"/>
    </style:style>
    <style:style style:name="T8_4" style:family="text">
      <style:text-properties fo:color="#333333"/>
    </style:style>
    <style:style style:name="T8_5" style:family="text">
      <style:text-properties fo:color="#333333"/>
    </style:style>
    <style:style style:name="T8_6" style:family="text">
      <style:text-properties fo:color="#333333"/>
    </style:style>
    <style:style style:name="T8_7" style:family="text">
      <style:text-properties fo:color="#333333"/>
    </style:style>
    <style:style style:name="T8_8" style:family="text">
      <style:text-properties fo:color="#333333"/>
    </style:style>
    <style:style style:name="T8_9" style:family="text">
      <style:text-properties fo:color="#333333"/>
    </style:style>
    <style:style style:name="T8_10" style:family="text">
      <style:text-properties fo:color="#333333"/>
    </style:style>
    <style:style style:name="T8_11" style:family="text">
      <style:text-properties fo:color="#333333"/>
    </style:style>
    <style:style style:name="T8_12" style:family="text">
      <style:text-properties fo:color="#333333"/>
    </style:style>
    <style:style style:name="T8_13" style:family="text">
      <style:text-properties fo:color="#333333"/>
    </style:style>
    <style:style style:name="T8_14" style:family="text">
      <style:text-properties fo:color="#333333"/>
    </style:style>
    <style:style style:name="T8_15" style:family="text">
      <style:text-properties fo:color="#333333"/>
    </style:style>
    <style:style style:name="T8_16" style:family="text">
      <style:text-properties fo:color="#333333"/>
    </style:style>
    <style:style style:name="T8_17" style:family="text">
      <style:text-properties fo:color="#333333"/>
    </style:style>
    <style:style style:name="T8_18" style:family="text">
      <style:text-properties fo:color="#333333"/>
    </style:style>
    <style:style style:name="T8_19" style:family="text">
      <style:text-properties fo:color="#333333"/>
    </style:style>
    <style:style style:name="T8_20" style:family="text">
      <style:text-properties fo:color="#333333"/>
    </style:style>
    <style:style style:name="T8_21" style:family="text">
      <style:text-properties fo:color="#333333"/>
    </style:style>
    <style:style style:name="T8_22" style:family="text">
      <style:text-properties fo:color="#333333"/>
    </style:style>
    <style:style style:name="T8_23" style:family="text">
      <style:text-properties fo:color="#333333"/>
    </style:style>
    <style:style style:name="T8_24" style:family="text">
      <style:text-properties fo:color="#333333"/>
    </style:style>
    <style:style style:name="T8_25" style:family="text">
      <style:text-properties fo:color="#333333"/>
    </style:style>
    <style:style style:name="T8_26" style:family="text">
      <style:text-properties fo:color="#333333"/>
    </style:style>
    <style:style style:name="T8_27" style:family="text">
      <style:text-properties fo:color="#333333"/>
    </style:style>
    <style:style style:name="T8_28" style:family="text">
      <style:text-properties fo:color="#333333"/>
    </style:style>
    <style:style style:name="T8_29" style:family="text">
      <style:text-properties fo:color="#333333"/>
    </style:style>
    <style:style style:name="T8_30" style:family="text">
      <style:text-properties fo:color="#333333"/>
    </style:style>
    <style:style style:name="T8_31" style:family="text">
      <style:text-properties fo:color="#333333"/>
    </style:style>
    <style:style style:name="T8_32" style:family="text">
      <style:text-properties fo:color="#333333"/>
    </style:style>
    <style:style style:name="T8_33" style:family="text">
      <style:text-properties fo:color="#333333"/>
    </style:style>
    <style:style style:name="T8_34" style:family="text">
      <style:text-properties fo:color="#333333"/>
    </style:style>
    <style:style style:name="T8_35" style:family="text">
      <style:text-properties fo:color="#333333"/>
    </style:style>
    <style:style style:name="T8_36" style:family="text">
      <style:text-properties fo:color="#333333"/>
    </style:style>
    <style:style style:name="T8_37" style:family="text">
      <style:text-properties fo:color="#333333"/>
    </style:style>
    <style:style style:name="T8_38" style:family="text">
      <style:text-properties fo:color="#333333"/>
    </style:style>
    <style:style style:name="T8_39" style:family="text">
      <style:text-properties fo:color="#333333"/>
    </style:style>
    <style:style style:name="T8_40" style:family="text">
      <style:text-properties fo:color="#333333"/>
    </style:style>
    <style:style style:name="T8_41" style:family="text">
      <style:text-properties fo:color="#333333"/>
    </style:style>
    <style:style style:name="T8_42" style:family="text">
      <style:text-properties fo:color="#333333"/>
    </style:style>
    <style:style style:name="T8_43" style:family="text">
      <style:text-properties fo:color="#333333"/>
    </style:style>
    <style:style style:name="T8_44" style:family="text">
      <style:text-properties fo:color="#333333"/>
    </style:style>
    <style:style style:name="T8_45" style:family="text">
      <style:text-properties fo:color="#333333"/>
    </style:style>
    <style:style style:name="T8_46" style:family="text">
      <style:text-properties fo:color="#333333"/>
    </style:style>
    <style:style style:name="T8_47" style:family="text">
      <style:text-properties fo:color="#333333"/>
    </style:style>
    <style:style style:name="T8_48" style:family="text">
      <style:text-properties fo:color="#333333"/>
    </style:style>
    <style:style style:name="T8_49" style:family="text">
      <style:text-properties fo:color="#333333"/>
    </style:style>
    <style:style style:name="T8_50" style:family="text">
      <style:text-properties fo:color="#333333"/>
    </style:style>
    <style:style style:name="T8_51" style:family="text">
      <style:text-properties fo:color="#333333"/>
    </style:style>
    <style:style style:name="T8_52" style:family="text">
      <style:text-properties fo:color="#333333"/>
    </style:style>
    <style:style style:name="T8_53" style:family="text">
      <style:text-properties fo:color="#333333"/>
    </style:style>
    <style:style style:name="T8_54" style:family="text">
      <style:text-properties fo:color="#333333"/>
    </style:style>
    <style:style style:name="T8_55" style:family="text">
      <style:text-properties fo:color="#333333"/>
    </style:style>
    <style:style style:name="T8_56" style:family="text">
      <style:text-properties fo:color="#333333"/>
    </style:style>
    <style:style style:name="T8_57" style:family="text">
      <style:text-properties fo:color="#333333"/>
    </style:style>
    <style:style style:name="T8_58" style:family="text">
      <style:text-properties fo:color="#333333"/>
    </style:style>
    <style:style style:name="T8_59" style:family="text">
      <style:text-properties fo:color="#333333"/>
    </style:style>
    <style:style style:name="T8_60" style:family="text">
      <style:text-properties fo:color="#333333"/>
    </style:style>
    <style:style style:name="T8_61" style:family="text">
      <style:text-properties fo:color="#333333"/>
    </style:style>
    <style:style style:name="T8_62" style:family="text">
      <style:text-properties fo:color="#333333"/>
    </style:style>
    <style:style style:name="T8_63" style:family="text">
      <style:text-properties fo:color="#333333"/>
    </style:style>
    <style:style style:name="T8_64" style:family="text">
      <style:text-properties fo:color="#333333"/>
    </style:style>
    <style:style style:name="T8_65" style:family="text">
      <style:text-properties fo:color="#333333"/>
    </style:style>
    <style:style style:name="T8_66" style:family="text">
      <style:text-properties fo:color="#333333"/>
    </style:style>
    <style:style style:name="T8_67" style:family="text">
      <style:text-properties fo:color="#333333"/>
    </style:style>
    <style:style style:name="T8_68" style:family="text">
      <style:text-properties fo:color="#333333"/>
    </style:style>
    <style:style style:name="T8_69" style:family="text">
      <style:text-properties fo:color="#333333"/>
    </style:style>
    <style:style style:name="T8_70" style:family="text">
      <style:text-properties fo:color="#333333"/>
    </style:style>
    <style:style style:name="T8_71" style:family="text">
      <style:text-properties fo:color="#333333"/>
    </style:style>
    <style:style style:name="T8_72" style:family="text">
      <style:text-properties fo:color="#333333"/>
    </style:style>
    <style:style style:name="T8_73" style:family="text">
      <style:text-properties fo:color="#333333"/>
    </style:style>
    <style:style style:name="T8_74" style:family="text">
      <style:text-properties fo:color="#333333"/>
    </style:style>
    <style:style style:name="T8_75" style:family="text">
      <style:text-properties fo:color="#333333"/>
    </style:style>
    <style:style style:name="T8_76" style:family="text">
      <style:text-properties fo:color="#333333"/>
    </style:style>
    <style:style style:name="T8_77" style:family="text">
      <style:text-properties fo:color="#333333"/>
    </style:style>
    <style:style style:name="T8_78" style:family="text">
      <style:text-properties fo:color="#333333"/>
    </style:style>
    <style:style style:name="T8_79" style:family="text">
      <style:text-properties fo:color="#333333"/>
    </style:style>
    <style:style style:name="T8_80" style:family="text">
      <style:text-properties fo:color="#333333"/>
    </style:style>
    <style:style style:name="T8_81" style:family="text">
      <style:text-properties fo:color="#333333"/>
    </style:style>
    <style:style style:name="T8_82" style:family="text">
      <style:text-properties fo:color="#333333"/>
    </style:style>
    <style:style style:name="T8_83" style:family="text">
      <style:text-properties fo:color="#333333"/>
    </style:style>
    <style:style style:name="T8_84" style:family="text">
      <style:text-properties fo:color="#333333"/>
    </style:style>
    <style:style style:name="T8_85" style:family="text">
      <style:text-properties fo:color="#333333"/>
    </style:style>
    <style:style style:name="T8_86" style:family="text">
      <style:text-properties fo:color="#333333"/>
    </style:style>
    <style:style style:name="T8_87" style:family="text">
      <style:text-properties fo:color="#333333"/>
    </style:style>
    <style:style style:name="T8_88" style:family="text">
      <style:text-properties fo:color="#333333"/>
    </style:style>
    <style:style style:name="T8_89" style:family="text">
      <style:text-properties fo:color="#333333"/>
    </style:style>
    <style:style style:name="T8_90" style:family="text">
      <style:text-properties fo:color="#333333"/>
    </style:style>
    <style:style style:name="T8_91" style:family="text">
      <style:text-properties fo:color="#333333"/>
    </style:style>
    <style:style style:name="T8_92" style:family="text">
      <style:text-properties fo:color="#333333"/>
    </style:style>
    <style:style style:name="T8_93" style:family="text">
      <style:text-properties fo:color="#333333"/>
    </style:style>
    <style:style style:name="T8_94" style:family="text">
      <style:text-properties fo:color="#333333"/>
    </style:style>
    <style:style style:name="T8_95" style:family="text">
      <style:text-properties fo:color="#333333"/>
    </style:style>
    <style:style style:name="T8_96" style:family="text">
      <style:text-properties fo:color="#333333"/>
    </style:style>
    <style:style style:name="T8_97" style:family="text">
      <style:text-properties fo:color="#333333"/>
    </style:style>
    <style:style style:name="T8_98" style:family="text">
      <style:text-properties fo:color="#333333"/>
    </style:style>
    <style:style style:name="T8_99" style:family="text">
      <style:text-properties fo:color="#333333"/>
    </style:style>
    <style:style style:name="T8_100" style:family="text">
      <style:text-properties fo:color="#333333"/>
    </style:style>
    <style:style style:name="T8_101" style:family="text">
      <style:text-properties fo:color="#333333"/>
    </style:style>
    <style:style style:name="T8_102" style:family="text">
      <style:text-properties fo:color="#333333"/>
    </style:style>
    <style:style style:name="T8_103" style:family="text">
      <style:text-properties fo:color="#333333"/>
    </style:style>
    <style:style style:name="T8_104" style:family="text">
      <style:text-properties fo:color="#333333"/>
    </style:style>
    <style:style style:name="T8_105" style:family="text">
      <style:text-properties fo:color="#333333"/>
    </style:style>
    <style:style style:name="T8_106" style:family="text">
      <style:text-properties fo:color="#333333"/>
    </style:style>
    <style:style style:name="T8_107" style:family="text">
      <style:text-properties fo:color="#333333"/>
    </style:style>
    <style:style style:name="T8_108" style:family="text">
      <style:text-properties fo:color="#333333"/>
    </style:style>
    <style:style style:name="T8_109" style:family="text">
      <style:text-properties fo:color="#333333"/>
    </style:style>
    <style:style style:name="T8_110" style:family="text">
      <style:text-properties fo:color="#333333"/>
    </style:style>
    <style:style style:name="P9" style:family="paragraph" style:parent-style-name="Standard">
      <style:paragraph-properties fo:break-before="auto" fo:line-height="115%" style:writing-mode="lr-tb"/>
      <style:text-properties fo:color="#333333"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>
      <style:text-properties fo:color="#333333" fo:font-weight="bold" style:font-weight-asian="bold" style:font-weight-complex="bold"/>
    </style:style>
    <style:style style:name="T10_2" style:family="text">
      <style:text-properties fo:color="#333333" fo:font-weight="bold" style:font-weight-asian="bold" style:font-weight-complex="bold"/>
    </style:style>
    <style:style style:name="T10_3" style:family="text">
      <style:text-properties fo:color="#333333"/>
    </style:style>
    <style:style style:name="T10_4" style:family="text">
      <style:text-properties fo:color="#333333"/>
    </style:style>
    <style:style style:name="T10_5" style:family="text">
      <style:text-properties fo:color="#333333"/>
    </style:style>
    <style:style style:name="T10_6" style:family="text">
      <style:text-properties fo:color="#333333"/>
    </style:style>
    <style:style style:name="T10_7" style:family="text">
      <style:text-properties fo:color="#333333"/>
    </style:style>
    <style:style style:name="T10_8" style:family="text">
      <style:text-properties fo:color="#333333"/>
    </style:style>
    <style:style style:name="T10_9" style:family="text">
      <style:text-properties fo:color="#333333"/>
    </style:style>
    <style:style style:name="T10_10" style:family="text">
      <style:text-properties fo:color="#333333"/>
    </style:style>
    <style:style style:name="T10_11" style:family="text">
      <style:text-properties fo:color="#333333"/>
    </style:style>
    <style:style style:name="T10_12" style:family="text">
      <style:text-properties fo:color="#333333"/>
    </style:style>
    <style:style style:name="T10_13" style:family="text">
      <style:text-properties fo:color="#333333"/>
    </style:style>
    <style:style style:name="T10_14" style:family="text">
      <style:text-properties fo:color="#333333"/>
    </style:style>
    <style:style style:name="T10_15" style:family="text">
      <style:text-properties fo:color="#333333"/>
    </style:style>
    <style:style style:name="T10_16" style:family="text">
      <style:text-properties fo:color="#333333"/>
    </style:style>
    <style:style style:name="T10_17" style:family="text">
      <style:text-properties fo:color="#333333"/>
    </style:style>
    <style:style style:name="T10_18" style:family="text">
      <style:text-properties fo:color="#333333"/>
    </style:style>
    <style:style style:name="T10_19" style:family="text">
      <style:text-properties fo:color="#333333"/>
    </style:style>
    <style:style style:name="T10_20" style:family="text">
      <style:text-properties fo:color="#333333"/>
    </style:style>
    <style:style style:name="T10_21" style:family="text">
      <style:text-properties fo:color="#333333"/>
    </style:style>
    <style:style style:name="T10_22" style:family="text">
      <style:text-properties fo:color="#333333"/>
    </style:style>
    <style:style style:name="T10_23" style:family="text">
      <style:text-properties fo:color="#333333"/>
    </style:style>
    <style:style style:name="T10_24" style:family="text">
      <style:text-properties fo:color="#333333"/>
    </style:style>
    <style:style style:name="T10_25" style:family="text">
      <style:text-properties fo:color="#333333"/>
    </style:style>
    <style:style style:name="T10_26" style:family="text">
      <style:text-properties fo:color="#333333"/>
    </style:style>
    <style:style style:name="T10_27" style:family="text">
      <style:text-properties fo:color="#333333"/>
    </style:style>
    <style:style style:name="T10_28" style:family="text">
      <style:text-properties fo:color="#333333"/>
    </style:style>
    <style:style style:name="T10_29" style:family="text">
      <style:text-properties fo:color="#333333"/>
    </style:style>
    <style:style style:name="T10_30" style:family="text">
      <style:text-properties fo:color="#333333"/>
    </style:style>
    <style:style style:name="T10_31" style:family="text">
      <style:text-properties fo:color="#333333"/>
    </style:style>
    <style:style style:name="T10_32" style:family="text">
      <style:text-properties fo:color="#333333"/>
    </style:style>
    <style:style style:name="T10_33" style:family="text">
      <style:text-properties fo:color="#333333"/>
    </style:style>
    <style:style style:name="T10_34" style:family="text">
      <style:text-properties fo:color="#333333"/>
    </style:style>
    <style:style style:name="T10_35" style:family="text">
      <style:text-properties fo:color="#333333"/>
    </style:style>
    <style:style style:name="T10_36" style:family="text">
      <style:text-properties fo:color="#333333"/>
    </style:style>
    <style:style style:name="T10_37" style:family="text">
      <style:text-properties fo:color="#333333"/>
    </style:style>
    <style:style style:name="T10_38" style:family="text">
      <style:text-properties fo:color="#333333"/>
    </style:style>
    <style:style style:name="T10_39" style:family="text">
      <style:text-properties fo:color="#333333"/>
    </style:style>
    <style:style style:name="T10_40" style:family="text">
      <style:text-properties fo:color="#333333"/>
    </style:style>
    <style:style style:name="T10_41" style:family="text">
      <style:text-properties fo:color="#333333"/>
    </style:style>
    <style:style style:name="T10_42" style:family="text">
      <style:text-properties fo:color="#333333"/>
    </style:style>
    <style:style style:name="T10_43" style:family="text">
      <style:text-properties fo:color="#333333"/>
    </style:style>
    <style:style style:name="T10_44" style:family="text">
      <style:text-properties fo:color="#333333"/>
    </style:style>
    <style:style style:name="T10_45" style:family="text">
      <style:text-properties fo:color="#333333"/>
    </style:style>
    <style:style style:name="T10_46" style:family="text">
      <style:text-properties fo:color="#333333"/>
    </style:style>
    <style:style style:name="T10_47" style:family="text">
      <style:text-properties fo:color="#333333"/>
    </style:style>
    <style:style style:name="T10_48" style:family="text">
      <style:text-properties fo:color="#333333"/>
    </style:style>
    <style:style style:name="T10_49" style:family="text">
      <style:text-properties fo:color="#333333"/>
    </style:style>
    <style:style style:name="T10_50" style:family="text">
      <style:text-properties fo:color="#333333"/>
    </style:style>
    <style:style style:name="T10_51" style:family="text">
      <style:text-properties fo:color="#333333"/>
    </style:style>
    <style:style style:name="T10_52" style:family="text">
      <style:text-properties fo:color="#333333"/>
    </style:style>
    <style:style style:name="T10_53" style:family="text">
      <style:text-properties fo:color="#333333"/>
    </style:style>
    <style:style style:name="T10_54" style:family="text">
      <style:text-properties fo:color="#333333"/>
    </style:style>
    <style:style style:name="T10_55" style:family="text">
      <style:text-properties fo:color="#333333"/>
    </style:style>
    <style:style style:name="T10_56" style:family="text">
      <style:text-properties fo:color="#333333"/>
    </style:style>
    <style:style style:name="T10_57" style:family="text">
      <style:text-properties fo:color="#333333"/>
    </style:style>
    <style:style style:name="T10_58" style:family="text">
      <style:text-properties fo:color="#333333"/>
    </style:style>
    <style:style style:name="T10_59" style:family="text">
      <style:text-properties fo:color="#333333"/>
    </style:style>
    <style:style style:name="T10_60" style:family="text">
      <style:text-properties fo:color="#333333"/>
    </style:style>
    <style:style style:name="T10_61" style:family="text">
      <style:text-properties fo:color="#333333"/>
    </style:style>
    <style:style style:name="T10_62" style:family="text">
      <style:text-properties fo:color="#333333"/>
    </style:style>
    <style:style style:name="T10_63" style:family="text">
      <style:text-properties fo:color="#333333"/>
    </style:style>
    <style:style style:name="T10_64" style:family="text">
      <style:text-properties fo:color="#333333"/>
    </style:style>
    <style:style style:name="T10_65" style:family="text">
      <style:text-properties fo:color="#333333"/>
    </style:style>
    <style:style style:name="T10_66" style:family="text">
      <style:text-properties fo:color="#333333"/>
    </style:style>
    <style:style style:name="T10_67" style:family="text">
      <style:text-properties fo:color="#333333"/>
    </style:style>
    <style:style style:name="T10_68" style:family="text">
      <style:text-properties fo:color="#333333"/>
    </style:style>
    <style:style style:name="T10_69" style:family="text">
      <style:text-properties fo:color="#333333"/>
    </style:style>
    <style:style style:name="T10_70" style:family="text">
      <style:text-properties fo:color="#333333"/>
    </style:style>
    <style:style style:name="T10_71" style:family="text">
      <style:text-properties fo:color="#333333"/>
    </style:style>
    <style:style style:name="T10_72" style:family="text">
      <style:text-properties fo:color="#333333"/>
    </style:style>
    <style:style style:name="T10_73" style:family="text">
      <style:text-properties fo:color="#333333"/>
    </style:style>
    <style:style style:name="T10_74" style:family="text">
      <style:text-properties fo:color="#333333"/>
    </style:style>
    <style:style style:name="T10_75" style:family="text">
      <style:text-properties fo:color="#333333"/>
    </style:style>
    <style:style style:name="T10_76" style:family="text">
      <style:text-properties fo:color="#333333"/>
    </style:style>
    <style:style style:name="T10_77" style:family="text">
      <style:text-properties fo:color="#333333"/>
    </style:style>
    <style:style style:name="T10_78" style:family="text">
      <style:text-properties fo:color="#333333"/>
    </style:style>
    <style:style style:name="T10_79" style:family="text">
      <style:text-properties fo:color="#333333"/>
    </style:style>
    <style:style style:name="T10_80" style:family="text">
      <style:text-properties fo:color="#333333"/>
    </style:style>
    <style:style style:name="T10_81" style:family="text">
      <style:text-properties fo:color="#333333"/>
    </style:style>
    <style:style style:name="T10_82" style:family="text">
      <style:text-properties fo:color="#333333"/>
    </style:style>
    <style:style style:name="T10_83" style:family="text">
      <style:text-properties fo:color="#333333"/>
    </style:style>
    <style:style style:name="T10_84" style:family="text">
      <style:text-properties fo:color="#333333"/>
    </style:style>
    <style:style style:name="T10_85" style:family="text">
      <style:text-properties fo:color="#333333"/>
    </style:style>
    <style:style style:name="T10_86" style:family="text">
      <style:text-properties fo:color="#333333"/>
    </style:style>
    <style:style style:name="T10_87" style:family="text">
      <style:text-properties fo:color="#333333"/>
    </style:style>
    <style:style style:name="T10_88" style:family="text">
      <style:text-properties fo:color="#333333"/>
    </style:style>
    <style:style style:name="T10_89" style:family="text">
      <style:text-properties fo:color="#333333"/>
    </style:style>
    <style:style style:name="T10_90" style:family="text">
      <style:text-properties fo:color="#333333"/>
    </style:style>
    <style:style style:name="T10_91" style:family="text">
      <style:text-properties fo:color="#333333"/>
    </style:style>
    <style:style style:name="T10_92" style:family="text">
      <style:text-properties fo:color="#333333"/>
    </style:style>
    <style:style style:name="T10_93" style:family="text">
      <style:text-properties fo:color="#333333"/>
    </style:style>
    <style:style style:name="T10_94" style:family="text">
      <style:text-properties fo:color="#333333"/>
    </style:style>
    <style:style style:name="T10_95" style:family="text">
      <style:text-properties fo:color="#333333"/>
    </style:style>
    <style:style style:name="T10_96" style:family="text">
      <style:text-properties fo:color="#333333"/>
    </style:style>
    <style:style style:name="T10_97" style:family="text">
      <style:text-properties fo:color="#333333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color="#333333"/>
    </style:style>
    <style:style style:name="T11_2" style:family="text">
      <style:text-properties fo:color="#333333"/>
    </style:style>
    <style:style style:name="T11_3" style:family="text">
      <style:text-properties fo:color="#333333"/>
    </style:style>
    <style:style style:name="T11_4" style:family="text">
      <style:text-properties fo:color="#333333"/>
    </style:style>
    <style:style style:name="T11_5" style:family="text">
      <style:text-properties fo:color="#333333"/>
    </style:style>
    <style:style style:name="T11_6" style:family="text">
      <style:text-properties fo:color="#333333"/>
    </style:style>
    <style:style style:name="T11_7" style:family="text">
      <style:text-properties fo:color="#333333"/>
    </style:style>
    <style:style style:name="T11_8" style:family="text">
      <style:text-properties fo:color="#333333"/>
    </style:style>
    <style:style style:name="T11_9" style:family="text">
      <style:text-properties fo:color="#333333"/>
    </style:style>
    <style:style style:name="T11_10" style:family="text">
      <style:text-properties fo:color="#333333"/>
    </style:style>
    <style:style style:name="T11_11" style:family="text">
      <style:text-properties fo:color="#333333"/>
    </style:style>
    <style:style style:name="T11_12" style:family="text">
      <style:text-properties fo:color="#333333"/>
    </style:style>
    <style:style style:name="T11_13" style:family="text">
      <style:text-properties fo:color="#333333"/>
    </style:style>
    <style:style style:name="T11_14" style:family="text">
      <style:text-properties fo:color="#333333"/>
    </style:style>
    <style:style style:name="T11_15" style:family="text">
      <style:text-properties fo:color="#333333"/>
    </style:style>
    <style:style style:name="T11_16" style:family="text">
      <style:text-properties fo:color="#333333"/>
    </style:style>
    <style:style style:name="T11_17" style:family="text">
      <style:text-properties fo:color="#333333"/>
    </style:style>
    <style:style style:name="T11_18" style:family="text">
      <style:text-properties fo:color="#333333"/>
    </style:style>
    <style:style style:name="T11_19" style:family="text">
      <style:text-properties fo:color="#333333"/>
    </style:style>
    <style:style style:name="T11_20" style:family="text">
      <style:text-properties fo:color="#333333"/>
    </style:style>
    <style:style style:name="T11_21" style:family="text">
      <style:text-properties fo:color="#333333"/>
    </style:style>
    <style:style style:name="T11_22" style:family="text">
      <style:text-properties fo:color="#333333"/>
    </style:style>
    <style:style style:name="T11_23" style:family="text">
      <style:text-properties fo:color="#333333"/>
    </style:style>
    <style:style style:name="T11_24" style:family="text">
      <style:text-properties fo:color="#333333"/>
    </style:style>
    <style:style style:name="T11_25" style:family="text">
      <style:text-properties fo:color="#333333"/>
    </style:style>
    <style:style style:name="T11_26" style:family="text">
      <style:text-properties fo:color="#333333"/>
    </style:style>
    <style:style style:name="T11_27" style:family="text">
      <style:text-properties fo:color="#333333"/>
    </style:style>
    <style:style style:name="T11_28" style:family="text">
      <style:text-properties fo:color="#333333"/>
    </style:style>
    <style:style style:name="T11_29" style:family="text">
      <style:text-properties fo:color="#333333"/>
    </style:style>
    <style:style style:name="T11_30" style:family="text">
      <style:text-properties fo:color="#333333"/>
    </style:style>
    <style:style style:name="T11_31" style:family="text">
      <style:text-properties fo:color="#333333"/>
    </style:style>
    <style:style style:name="T11_32" style:family="text">
      <style:text-properties fo:color="#333333"/>
    </style:style>
    <style:style style:name="T11_33" style:family="text">
      <style:text-properties fo:color="#333333"/>
    </style:style>
    <style:style style:name="T11_34" style:family="text">
      <style:text-properties fo:color="#333333"/>
    </style:style>
    <style:style style:name="T11_35" style:family="text">
      <style:text-properties fo:color="#333333"/>
    </style:style>
    <style:style style:name="T11_36" style:family="text">
      <style:text-properties fo:color="#333333"/>
    </style:style>
    <style:style style:name="T11_37" style:family="text">
      <style:text-properties fo:color="#333333"/>
    </style:style>
    <style:style style:name="T11_38" style:family="text">
      <style:text-properties fo:color="#333333"/>
    </style:style>
    <style:style style:name="T11_39" style:family="text">
      <style:text-properties fo:color="#333333"/>
    </style:style>
    <style:style style:name="T11_40" style:family="text">
      <style:text-properties fo:color="#333333"/>
    </style:style>
    <style:style style:name="T11_41" style:family="text">
      <style:text-properties fo:color="#333333"/>
    </style:style>
    <style:style style:name="T11_42" style:family="text">
      <style:text-properties fo:color="#333333"/>
    </style:style>
    <style:style style:name="T11_43" style:family="text">
      <style:text-properties fo:color="#333333"/>
    </style:style>
    <style:style style:name="T11_44" style:family="text">
      <style:text-properties fo:color="#333333"/>
    </style:style>
    <style:style style:name="T11_45" style:family="text">
      <style:text-properties fo:color="#333333"/>
    </style:style>
    <style:style style:name="T11_46" style:family="text">
      <style:text-properties fo:color="#333333"/>
    </style:style>
    <style:style style:name="T11_47" style:family="text">
      <style:text-properties fo:color="#333333"/>
    </style:style>
    <style:style style:name="T11_48" style:family="text">
      <style:text-properties fo:color="#333333"/>
    </style:style>
    <style:style style:name="T11_49" style:family="text">
      <style:text-properties fo:color="#333333"/>
    </style:style>
    <style:style style:name="T11_50" style:family="text">
      <style:text-properties fo:color="#333333"/>
    </style:style>
    <style:style style:name="T11_51" style:family="text">
      <style:text-properties fo:color="#333333"/>
    </style:style>
    <style:style style:name="T11_52" style:family="text">
      <style:text-properties fo:color="#333333"/>
    </style:style>
    <style:style style:name="T11_53" style:family="text">
      <style:text-properties fo:color="#333333"/>
    </style:style>
    <style:style style:name="T11_54" style:family="text">
      <style:text-properties fo:color="#333333"/>
    </style:style>
    <style:style style:name="T11_55" style:family="text">
      <style:text-properties fo:color="#333333"/>
    </style:style>
    <style:style style:name="T11_56" style:family="text">
      <style:text-properties fo:color="#333333"/>
    </style:style>
    <style:style style:name="T11_57" style:family="text">
      <style:text-properties fo:color="#333333"/>
    </style:style>
    <style:style style:name="T11_58" style:family="text">
      <style:text-properties fo:color="#333333"/>
    </style:style>
    <style:style style:name="T11_59" style:family="text">
      <style:text-properties fo:color="#333333"/>
    </style:style>
    <style:style style:name="T11_60" style:family="text">
      <style:text-properties fo:color="#333333"/>
    </style:style>
    <style:style style:name="T11_61" style:family="text">
      <style:text-properties fo:color="#333333"/>
    </style:style>
    <style:style style:name="T11_62" style:family="text">
      <style:text-properties fo:color="#333333"/>
    </style:style>
    <style:style style:name="T11_63" style:family="text">
      <style:text-properties fo:color="#333333"/>
    </style:style>
    <style:style style:name="T11_64" style:family="text">
      <style:text-properties fo:color="#333333"/>
    </style:style>
    <style:style style:name="T11_65" style:family="text">
      <style:text-properties fo:color="#333333"/>
    </style:style>
    <style:style style:name="T11_66" style:family="text">
      <style:text-properties fo:color="#333333"/>
    </style:style>
    <style:style style:name="T11_67" style:family="text">
      <style:text-properties fo:color="#333333"/>
    </style:style>
    <style:style style:name="T11_68" style:family="text">
      <style:text-properties fo:color="#333333"/>
    </style:style>
    <style:style style:name="T11_69" style:family="text">
      <style:text-properties fo:color="#333333"/>
    </style:style>
    <style:style style:name="T11_70" style:family="text">
      <style:text-properties fo:color="#333333"/>
    </style:style>
    <style:style style:name="T11_71" style:family="text">
      <style:text-properties fo:color="#333333"/>
    </style:style>
    <style:style style:name="T11_72" style:family="text">
      <style:text-properties fo:color="#333333"/>
    </style:style>
    <style:style style:name="T11_73" style:family="text">
      <style:text-properties fo:color="#333333"/>
    </style:style>
    <style:style style:name="T11_74" style:family="text">
      <style:text-properties fo:color="#333333"/>
    </style:style>
    <style:style style:name="T11_75" style:family="text">
      <style:text-properties fo:color="#333333"/>
    </style:style>
    <style:style style:name="T11_76" style:family="text">
      <style:text-properties fo:color="#333333"/>
    </style:style>
    <style:style style:name="T11_77" style:family="text">
      <style:text-properties fo:color="#333333"/>
    </style:style>
    <style:style style:name="T11_78" style:family="text">
      <style:text-properties fo:color="#333333"/>
    </style:style>
    <style:style style:name="T11_79" style:family="text">
      <style:text-properties fo:color="#333333"/>
    </style:style>
    <style:style style:name="T11_80" style:family="text">
      <style:text-properties fo:color="#333333"/>
    </style:style>
    <style:style style:name="T11_81" style:family="text">
      <style:text-properties fo:color="#333333"/>
    </style:style>
    <style:style style:name="T11_82" style:family="text">
      <style:text-properties fo:color="#333333"/>
    </style:style>
    <style:style style:name="T11_83" style:family="text">
      <style:text-properties fo:color="#333333"/>
    </style:style>
    <style:style style:name="T11_84" style:family="text">
      <style:text-properties fo:color="#333333"/>
    </style:style>
    <style:style style:name="T11_85" style:family="text">
      <style:text-properties fo:color="#333333"/>
    </style:style>
    <style:style style:name="T11_86" style:family="text">
      <style:text-properties fo:color="#333333"/>
    </style:style>
    <style:style style:name="T11_87" style:family="text">
      <style:text-properties fo:color="#333333"/>
    </style:style>
    <style:style style:name="T11_88" style:family="text">
      <style:text-properties fo:color="#333333"/>
    </style:style>
    <style:style style:name="T11_89" style:family="text">
      <style:text-properties fo:color="#333333"/>
    </style:style>
    <style:style style:name="T11_90" style:family="text">
      <style:text-properties fo:color="#333333"/>
    </style:style>
    <style:style style:name="T11_91" style:family="text">
      <style:text-properties fo:color="#333333"/>
    </style:style>
    <style:style style:name="T11_92" style:family="text">
      <style:text-properties fo:color="#333333"/>
    </style:style>
    <style:style style:name="T11_93" style:family="text">
      <style:text-properties fo:color="#333333"/>
    </style:style>
    <style:style style:name="T11_94" style:family="text">
      <style:text-properties fo:color="#333333"/>
    </style:style>
    <style:style style:name="T11_95" style:family="text">
      <style:text-properties fo:color="#333333"/>
    </style:style>
    <style:style style:name="T11_96" style:family="text">
      <style:text-properties fo:color="#333333"/>
    </style:style>
    <style:style style:name="T11_97" style:family="text">
      <style:text-properties fo:color="#333333"/>
    </style:style>
    <style:style style:name="T11_98" style:family="text">
      <style:text-properties fo:color="#333333"/>
    </style:style>
    <style:style style:name="T11_99" style:family="text">
      <style:text-properties fo:color="#333333"/>
    </style:style>
    <style:style style:name="T11_100" style:family="text">
      <style:text-properties fo:color="#333333"/>
    </style:style>
    <style:style style:name="T11_101" style:family="text">
      <style:text-properties fo:color="#333333"/>
    </style:style>
    <style:style style:name="T11_102" style:family="text">
      <style:text-properties fo:color="#333333"/>
    </style:style>
    <style:style style:name="T11_103" style:family="text">
      <style:text-properties fo:color="#333333"/>
    </style:style>
    <style:style style:name="T11_104" style:family="text">
      <style:text-properties fo:color="#333333"/>
    </style:style>
    <style:style style:name="T11_105" style:family="text">
      <style:text-properties fo:color="#333333"/>
    </style:style>
    <style:style style:name="T11_106" style:family="text">
      <style:text-properties fo:color="#333333"/>
    </style:style>
    <style:style style:name="T11_107" style:family="text">
      <style:text-properties fo:color="#333333"/>
    </style:style>
    <style:style style:name="T11_108" style:family="text">
      <style:text-properties fo:color="#333333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P14" style:family="paragraph" style:parent-style-name="Standard">
      <style:paragraph-properties fo:break-before="auto" fo:text-indent="1.27cm" fo:line-height="115%" fo:margin-lef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</office:automatic-styles>
  <office:body>
    <office:text>
      <text:p text:style-name="P1"><text:span text:style-name="T1_1">Overview</text:span><text:span text:style-name="T1_2">:</text:span><text:span text:style-name="T1_3"><text:s/></text:span><text:span text:style-name="T1_4">Over</text:span><text:span text:style-name="T1_5"><text:s/></text:span><text:span text:style-name="T1_6">the</text:span><text:span text:style-name="T1_7"><text:s/></text:span><text:span text:style-name="T1_8">past</text:span><text:span text:style-name="T1_9"><text:s/></text:span><text:span text:style-name="T1_10">weekend</text:span><text:span text:style-name="T1_11">,<text:s/></text:span><text:span text:style-name="T1_12">I</text:span><text:span text:style-name="T1_13"><text:s/></text:span><text:span text:style-name="T1_14">participated</text:span><text:span text:style-name="T1_15"><text:s/></text:span><text:span text:style-name="T1_16">in</text:span><text:span text:style-name="T1_17"><text:s/></text:span><text:span text:style-name="T1_18">LadyHacks</text:span><text:span text:style-name="T1_19">,<text:s/></text:span><text:span text:style-name="T1_20">a</text:span><text:span text:style-name="T1_21"><text:s/></text:span><text:span text:style-name="T1_22">women</text:span><text:span text:style-name="T1_23">’</text:span><text:span text:style-name="T1_24">s</text:span><text:span text:style-name="T1_25"><text:s/></text:span><text:span text:style-name="T1_26">only</text:span><text:span text:style-name="T1_27"><text:s/></text:span><text:span text:style-name="T1_28">Hackathon</text:span><text:span text:style-name="T1_29"><text:s/></text:span><text:span text:style-name="T1_30">event</text:span><text:span text:style-name="T1_31">.<text:s/></text:span><text:span text:style-name="T1_32">D</text:span><text:span text:style-name="T1_33">uring</text:span><text:span text:style-name="T1_34"><text:s/></text:span><text:span text:style-name="T1_35">the</text:span><text:span text:style-name="T1_36"><text:s/></text:span><text:span text:style-name="T1_37">event</text:span><text:span text:style-name="T1_38"><text:s/></text:span><text:span text:style-name="T1_39">I</text:span><text:span text:style-name="T1_40"><text:s/></text:span><text:span text:style-name="T1_41">worked</text:span><text:span text:style-name="T1_42"><text:s/></text:span><text:span text:style-name="T1_43">on</text:span><text:span text:style-name="T1_44"><text:s/></text:span><text:span text:style-name="T1_45">building</text:span><text:span text:style-name="T1_46"><text:s/></text:span><text:span text:style-name="T1_47">the</text:span><text:span text:style-name="T1_48"><text:s/></text:span><text:span text:style-name="T1_49">new</text:span><text:span text:style-name="T1_50"><text:s/></text:span><text:span text:style-name="T1_51">N</text:span><text:span text:style-name="T1_52">3</text:span><text:span text:style-name="T1_53">rd</text:span><text:span text:style-name="T1_54"><text:s/></text:span><text:span text:style-name="T1_55">St</text:span><text:span text:style-name="T1_56"><text:s/></text:span><text:span text:style-name="T1_57">website</text:span><text:span text:style-name="T1_58">.<text:s/></text:span><text:span text:style-name="T1_59">My</text:span><text:span text:style-name="T1_60"><text:s/></text:span><text:span text:style-name="T1_61">role</text:span><text:span text:style-name="T1_62"><text:s/></text:span><text:span text:style-name="T1_63">was</text:span><text:span text:style-name="T1_64"><text:s/></text:span><text:span text:style-name="T1_65">to</text:span><text:span text:style-name="T1_66"><text:s/></text:span><text:span text:style-name="T1_67">list</text:span><text:span text:style-name="T1_68"><text:s/></text:span><text:span text:style-name="T1_69">and</text:span><text:span text:style-name="T1_70"><text:s/></text:span><text:span text:style-name="T1_71">map</text:span><text:span text:style-name="T1_72"><text:s/></text:span><text:span text:style-name="T1_73">N</text:span><text:span text:style-name="T1_74">3</text:span><text:span text:style-name="T1_75">rd</text:span><text:span text:style-name="T1_76"><text:s/></text:span><text:span text:style-name="T1_77">St</text:span><text:span text:style-name="T1_78">.<text:s/></text:span><text:span text:style-name="T1_79">tech</text:span><text:span text:style-name="T1_80"><text:s/></text:span><text:span text:style-name="T1_81">companies</text:span><text:span text:style-name="T1_82"><text:s/></text:span><text:span text:style-name="T1_83">in</text:span><text:span text:style-name="T1_84"><text:s/></text:span><text:span text:style-name="T1_85">a</text:span><text:span text:style-name="T1_86"><text:s/></text:span><text:span text:style-name="T1_87">way</text:span><text:span text:style-name="T1_88"><text:s/></text:span><text:span text:style-name="T1_89">that</text:span><text:span text:style-name="T1_90"><text:s/></text:span><text:span text:style-name="T1_91">is</text:span><text:span text:style-name="T1_92"><text:s/></text:span><text:span text:style-name="T1_93">easily</text:span><text:span text:style-name="T1_94"><text:s/></text:span><text:span text:style-name="T1_95">viewable</text:span><text:span text:style-name="T1_96"><text:s/></text:span><text:span text:style-name="T1_97">on</text:span><text:span text:style-name="T1_98"><text:s/></text:span><text:span text:style-name="T1_99">the</text:span><text:span text:style-name="T1_100"><text:s/></text:span><text:span text:style-name="T1_101">website</text:span><text:span text:style-name="T1_102">.<text:s/></text:span><text:span text:style-name="T1_103">This</text:span><text:span text:style-name="T1_104"><text:s/></text:span><text:span text:style-name="T1_105">experience</text:span><text:span text:style-name="T1_106"><text:s/></text:span><text:span text:style-name="T1_107">gave</text:span><text:span text:style-name="T1_108"><text:s/></text:span><text:span text:style-name="T1_109">me</text:span><text:span text:style-name="T1_110"><text:s/></text:span><text:span text:style-name="T1_111">the</text:span><text:span text:style-name="T1_112"><text:s/></text:span><text:span text:style-name="T1_113">idea</text:span><text:span text:style-name="T1_114"><text:s/></text:span><text:span text:style-name="T1_115">to</text:span><text:span text:style-name="T1_116"><text:s/></text:span><text:span text:style-name="T1_117">use</text:span><text:span text:style-name="T1_118"><text:s/></text:span><text:span text:style-name="T1_119">the</text:span><text:span text:style-name="T1_120"><text:s/></text:span><text:span text:style-name="T1_121">CesiumJS</text:span><text:span text:style-name="T1_122"><text:s/></text:span><text:span text:style-name="T1_123">API</text:span><text:span text:style-name="T1_124"><text:s/></text:span><text:span text:style-name="T1_125">to</text:span><text:span text:style-name="T1_126"><text:s/></text:span><text:span text:style-name="T1_127">map</text:span><text:span text:style-name="T1_128"><text:s/></text:span><text:span text:style-name="T1_129">out</text:span><text:span text:style-name="T1_130"><text:s/></text:span><text:span text:style-name="T1_131">the</text:span><text:span text:style-name="T1_132"><text:s/></text:span><text:span text:style-name="T1_133">companies</text:span><text:span text:style-name="T1_134">.<text:s/></text:span><text:span text:style-name="T1_135">Given</text:span><text:span text:style-name="T1_136"><text:s/></text:span><text:span text:style-name="T1_137">the</text:span><text:span text:style-name="T1_138"><text:s/></text:span><text:span text:style-name="T1_139">time</text:span><text:span text:style-name="T1_140"><text:s/></text:span><text:span text:style-name="T1_141">constraints</text:span><text:span text:style-name="T1_142"><text:s/></text:span><text:span text:style-name="T1_143">of</text:span><text:span text:style-name="T1_144"><text:s/></text:span><text:span text:style-name="T1_145">the</text:span><text:span text:style-name="T1_146"><text:s/></text:span><text:span text:style-name="T1_147">hackathon</text:span><text:span text:style-name="T1_148">,<text:s/></text:span><text:span text:style-name="T1_149">I</text:span><text:span text:style-name="T1_150"><text:s/></text:span><text:span text:style-name="T1_151">first</text:span><text:span text:style-name="T1_152"><text:s/></text:span><text:span text:style-name="T1_153">built</text:span><text:span text:style-name="T1_154"><text:s/></text:span><text:span text:style-name="T1_155">a</text:span><text:span text:style-name="T1_156"><text:s/></text:span><text:span text:style-name="T1_157">mockup</text:span><text:span text:style-name="T1_158"><text:s/></text:span><text:span text:style-name="T1_159">and</text:span><text:span text:style-name="T1_160"><text:s/></text:span><text:span text:style-name="T1_161">refactored</text:span><text:span text:style-name="T1_162"><text:s/></text:span><text:span text:style-name="T1_163">that</text:span><text:span text:style-name="T1_164"><text:s/></text:span><text:span text:style-name="T1_165">code</text:span><text:span text:style-name="T1_166"><text:s/></text:span><text:span text:style-name="T1_167">using</text:span><text:span text:style-name="T1_168"><text:s/></text:span><text:span text:style-name="T1_169">the</text:span><text:span text:style-name="T1_170"><text:s/></text:span><text:span text:style-name="T1_171">CesiumJS</text:span><text:span text:style-name="T1_172"><text:s/></text:span><text:span text:style-name="T1_173">API</text:span><text:span text:style-name="T1_174"><text:s/></text:span><text:span text:style-name="T1_175">the</text:span><text:span text:style-name="T1_176"><text:s/></text:span><text:span text:style-name="T1_177">next</text:span><text:span text:style-name="T1_178"><text:s/></text:span><text:span text:style-name="T1_179">day</text:span><text:span text:style-name="T1_180">.<text:s text:c="2"/></text:span><text:span text:style-name="T1_181">Below</text:span><text:span text:style-name="T1_182"><text:s/></text:span><text:span text:style-name="T1_183">is</text:span><text:span text:style-name="T1_184"><text:s/></text:span><text:span text:style-name="T1_185">breakdown</text:span><text:span text:style-name="T1_186"><text:s/></text:span><text:span text:style-name="T1_187">of</text:span><text:span text:style-name="T1_188"><text:s/></text:span><text:span text:style-name="T1_189">my</text:span><text:span text:style-name="T1_190"><text:s/></text:span><text:span text:style-name="T1_191">project</text:span><text:span text:style-name="T1_192">’</text:span><text:span text:style-name="T1_193">s</text:span><text:span text:style-name="T1_194"><text:s/></text:span><text:span text:style-name="T1_195">data</text:span><text:span text:style-name="T1_196"><text:s/></text:span><text:span text:style-name="T1_197">and</text:span><text:span text:style-name="T1_198"><text:s/></text:span><text:span text:style-name="T1_199">components</text:span><text:span text:style-name="T1_200">,<text:s/></text:span><text:span text:style-name="T1_201">challenges</text:span><text:span text:style-name="T1_202"><text:s/></text:span><text:span text:style-name="T1_203">I</text:span><text:span text:style-name="T1_204"><text:s/></text:span><text:span text:style-name="T1_205">faced</text:span><text:span text:style-name="T1_206"><text:s/></text:span><text:span text:style-name="T1_207">during</text:span><text:span text:style-name="T1_208"><text:s/></text:span><text:span text:style-name="T1_209">development</text:span><text:span text:style-name="T1_210">,<text:s/></text:span><text:span text:style-name="T1_211">and</text:span><text:span text:style-name="T1_212"><text:s/></text:span><text:span text:style-name="T1_213">future</text:span><text:span text:style-name="T1_214"><text:s/></text:span><text:span text:style-name="T1_215">steps</text:span><text:span text:style-name="T1_216"><text:s/></text:span><text:span text:style-name="T1_217">I</text:span><text:span text:style-name="T1_218"><text:s/></text:span><text:span text:style-name="T1_219">would</text:span><text:span text:style-name="T1_220"><text:s/></text:span><text:span text:style-name="T1_221">take</text:span><text:span text:style-name="T1_222"><text:s/></text:span><text:span text:style-name="T1_223">to</text:span><text:span text:style-name="T1_224"><text:s/></text:span><text:span text:style-name="T1_225">improve</text:span><text:span text:style-name="T1_226"><text:s/></text:span><text:span text:style-name="T1_227">it</text:span><text:span text:style-name="T1_228">.</text:span></text:p>
      <text:p text:style-name="P2"/>
      <text:p text:style-name="P3"><text:span text:style-name="T3_1">Project</text:span><text:span text:style-name="T3_2"><text:s/></text:span><text:span text:style-name="T3_3">Data</text:span><text:span text:style-name="T3_4"><text:s/></text:span><text:span text:style-name="T3_5">and</text:span><text:span text:style-name="T3_6"><text:s/></text:span><text:span text:style-name="T3_7">Components</text:span><text:span text:style-name="T3_8">:</text:span></text:p>
      <text:list text:style-name="LS1" xml:id="list0">
        <text:list-item>
          <text:p text:style-name="P4"><text:span text:style-name="T4_1">Company</text:span><text:span text:style-name="T4_2"><text:s/></text:span><text:span text:style-name="T4_3">Datab</text:span><text:span text:style-name="T4_4">ase</text:span><text:span text:style-name="T4_5">:</text:span><text:span text:style-name="T4_6"><text:s/></text:span><text:span text:style-name="T4_7">A</text:span><text:span text:style-name="T4_8"><text:s/></text:span><text:span text:style-name="T4_9">spreadsheet</text:span><text:span text:style-name="T4_10"><text:s/></text:span><text:span text:style-name="T4_11">that</text:span><text:span text:style-name="T4_12"><text:s/></text:span><text:span text:style-name="T4_13">includes</text:span><text:span text:style-name="T4_14"><text:s/></text:span><text:span text:style-name="T4_15">all</text:span><text:span text:style-name="T4_16"><text:s/></text:span><text:span text:style-name="T4_17">of</text:span><text:span text:style-name="T4_18"><text:s/></text:span><text:span text:style-name="T4_19">the</text:span><text:span text:style-name="T4_20"><text:s/></text:span><text:span text:style-name="T4_21">company</text:span><text:span text:style-name="T4_22"><text:s/></text:span><text:span text:style-name="T4_23">entities</text:span><text:span text:style-name="T4_24"><text:s/></text:span><text:span text:style-name="T4_25">and</text:span><text:span text:style-name="T4_26"><text:s/></text:span><text:span text:style-name="T4_27">associated</text:span><text:span text:style-name="T4_28"><text:s/></text:span><text:span text:style-name="T4_29">information</text:span><text:span text:style-name="T4_30">.<text:s text:c="2"/></text:span><text:span text:style-name="T4_31">This</text:span><text:span text:style-name="T4_32"><text:s/></text:span><text:span text:style-name="T4_33">file</text:span><text:span text:style-name="T4_34"><text:s/></text:span><text:span text:style-name="T4_35">is</text:span><text:span text:style-name="T4_36"><text:s/></text:span><text:span text:style-name="T4_37">used</text:span><text:span text:style-name="T4_38"><text:s/></text:span><text:span text:style-name="T4_39">for</text:span><text:span text:style-name="T4_40"><text:s/></text:span><text:span text:style-name="T4_41">project</text:span><text:span text:style-name="T4_42"><text:s/></text:span><text:span text:style-name="T4_43">planning</text:span><text:span text:style-name="T4_44"><text:s/></text:span><text:span text:style-name="T4_45">and</text:span><text:span text:style-name="T4_46"><text:s/></text:span><text:span text:style-name="T4_47">organization</text:span><text:span text:style-name="T4_48">.<text:s text:c="2"/></text:span><text:span text:style-name="T4_49">It</text:span><text:span text:style-name="T4_50"><text:s/></text:span><text:span text:style-name="T4_51">has</text:span><text:span text:style-name="T4_52"><text:s/></text:span><text:span text:style-name="T4_53">no</text:span><text:span text:style-name="T4_54"><text:s/></text:span><text:span text:style-name="T4_55">effect</text:span><text:span text:style-name="T4_56"><text:s/></text:span><text:span text:style-name="T4_57">on</text:span><text:span text:style-name="T4_58"><text:s/></text:span><text:span text:style-name="T4_59">the</text:span><text:span text:style-name="T4_60"><text:s/></text:span><text:span text:style-name="T4_61">HTML</text:span><text:span text:style-name="T4_62"><text:s/></text:span><text:span text:style-name="T4_63">markup</text:span><text:span text:style-name="T4_64"><text:s/></text:span><text:span text:style-name="T4_65">or</text:span><text:span text:style-name="T4_66"><text:s/></text:span><text:span text:style-name="T4_67">JS</text:span><text:span text:style-name="T4_68">.</text:span></text:p>
        </text:list-item>
        <text:list-item>
          <text:p text:style-name="P5"><text:span text:style-name="T5_1">Company</text:span><text:span text:style-name="T5_2"><text:s/></text:span><text:span text:style-name="T5_3">Information</text:span><text:span text:style-name="T5_4">:<text:s/></text:span><text:span text:style-name="T5_5">Each</text:span><text:span text:style-name="T5_6"><text:s/></text:span><text:span text:style-name="T5_7">company</text:span><text:span text:style-name="T5_8">’</text:span><text:span text:style-name="T5_9">s</text:span><text:span text:style-name="T5_10"><text:s/></text:span><text:span text:style-name="T5_11">entry</text:span><text:span text:style-name="T5_12"><text:s/></text:span><text:span text:style-name="T5_13">in</text:span><text:span text:style-name="T5_14"><text:s/></text:span><text:span text:style-name="T5_15">the</text:span><text:span text:style-name="T5_16"><text:s/></text:span><text:span text:style-name="T5_17">spreadsheet</text:span><text:span text:style-name="T5_18"><text:s/></text:span><text:span text:style-name="T5_19">contains</text:span><text:span text:style-name="T5_20"><text:s/></text:span><text:span text:style-name="T5_21">the</text:span><text:span text:style-name="T5_22"><text:s/></text:span><text:span text:style-name="T5_23">company</text:span><text:span text:style-name="T5_24"><text:s/></text:span><text:span text:style-name="T5_25">name</text:span><text:span text:style-name="T5_26">,<text:s/></text:span><text:span text:style-name="T5_27">physical</text:span><text:span text:style-name="T5_28"><text:s/></text:span><text:span text:style-name="T5_29">address</text:span><text:span text:style-name="T5_30">,<text:s/></text:span><text:span text:style-name="T5_31">longitude</text:span><text:span text:style-name="T5_32"><text:s/></text:span><text:span text:style-name="T5_33">and</text:span><text:span text:style-name="T5_34"><text:s/></text:span><text:span text:style-name="T5_35">latitude</text:span><text:span text:style-name="T5_36"><text:s/></text:span><text:span text:style-name="T5_37">coordinates</text:span><text:span text:style-name="T5_38">,<text:s/></text:span><text:span text:style-name="T5_39">company</text:span><text:span text:style-name="T5_40"><text:s/></text:span><text:span text:style-name="T5_41">description</text:span><text:span text:style-name="T5_42">,<text:s/></text:span><text:span text:style-name="T5_43">logo</text:span><text:span text:style-name="T5_44">,<text:s/></text:span><text:span text:style-name="T5_45">and</text:span><text:span text:style-name="T5_46"><text:s/></text:span><text:span text:style-name="T5_47">website</text:span><text:span text:style-name="T5_48"><text:s/></text:span><text:span text:style-name="T5_49">information</text:span><text:span text:style-name="T5_50">.</text:span></text:p>
        </text:list-item>
        <text:list-item>
          <text:p text:style-name="P6"><text:span text:style-name="T6_1">Unique</text:span><text:span text:style-name="T6_2"><text:s/></text:span><text:span text:style-name="T6_3">Entry</text:span><text:span text:style-name="T6_4"><text:s/></text:span><text:span text:style-name="T6_5">ID</text:span><text:span text:style-name="T6_6">:<text:s/></text:span><text:span text:style-name="T6_7">Each</text:span><text:span text:style-name="T6_8"><text:s/></text:span><text:span text:style-name="T6_9">company</text:span><text:span text:style-name="T6_10"><text:s/></text:span><text:span text:style-name="T6_11">entry</text:span><text:span text:style-name="T6_12"><text:s/></text:span><text:span text:style-name="T6_13">in</text:span><text:span text:style-name="T6_14"><text:s/></text:span><text:span text:style-name="T6_15">the</text:span><text:span text:style-name="T6_16"><text:s/></text:span><text:span text:style-name="T6_17">spreadsheet</text:span><text:span text:style-name="T6_18"><text:s/></text:span><text:span text:style-name="T6_19">is</text:span><text:span text:style-name="T6_20"><text:s/></text:span><text:span text:style-name="T6_21">assigned</text:span><text:span text:style-name="T6_22"><text:s/></text:span><text:span text:style-name="T6_23">a</text:span><text:span text:style-name="T6_24"><text:s/></text:span><text:span text:style-name="T6_25">unique</text:span><text:span text:style-name="T6_26"><text:s/></text:span><text:span text:style-name="T6_27">ID</text:span><text:span text:style-name="T6_28">,<text:s/></text:span><text:span text:style-name="T6_29">which</text:span><text:span text:style-name="T6_30"><text:s/></text:span><text:span text:style-name="T6_31">can</text:span><text:span text:style-name="T6_32"><text:s/></text:span><text:span text:style-name="T6_33">be</text:span><text:span text:style-name="T6_34"><text:s/></text:span><text:span text:style-name="T6_35">called</text:span><text:span text:style-name="T6_36"><text:s/></text:span><text:span text:style-name="T6_37">by</text:span><text:span text:style-name="T6_38"><text:s/></text:span><text:span text:style-name="T6_39">functions</text:span><text:span text:style-name="T6_40"><text:s/></text:span><text:span text:style-name="T6_41">within</text:span><text:span text:style-name="T6_42"><text:s/></text:span><text:span text:style-name="T6_43">the</text:span><text:span text:style-name="T6_44"><text:s/></text:span><text:span text:style-name="T6_45">JS</text:span><text:span text:style-name="T6_46"><text:s/></text:span><text:span text:style-name="T6_47">to</text:span><text:span text:style-name="T6_48"><text:s/></text:span><text:span text:style-name="T6_49">plot</text:span><text:span text:style-name="T6_50"><text:s/></text:span><text:span text:style-name="T6_51">points</text:span><text:span text:style-name="T6_52">/</text:span><text:span text:style-name="T6_53">pins</text:span><text:span text:style-name="T6_54"><text:s/></text:span><text:span text:style-name="T6_55">of</text:span><text:span text:style-name="T6_56"><text:s/></text:span><text:span text:style-name="T6_57">the</text:span><text:span text:style-name="T6_58"><text:s/></text:span><text:span text:style-name="T6_59">same</text:span><text:span text:style-name="T6_60"><text:s/></text:span><text:span text:style-name="T6_61">or</text:span><text:span text:style-name="T6_62"><text:s/></text:span><text:span text:style-name="T6_63">even</text:span><text:span text:style-name="T6_64"><text:s/></text:span><text:span text:style-name="T6_65">varying</text:span><text:span text:style-name="T6_66"><text:s/></text:span><text:span text:style-name="T6_67">colors</text:span><text:span text:style-name="T6_68"><text:s/></text:span><text:span text:style-name="T6_69">on</text:span><text:span text:style-name="T6_70"><text:s/></text:span><text:span text:style-name="T6_71">a</text:span><text:span text:style-name="T6_72"><text:s/></text:span><text:span text:style-name="T6_73">CesuimJS</text:span><text:span text:style-name="T6_74"><text:s/></text:span><text:span text:style-name="T6_75">generated</text:span><text:span text:style-name="T6_76"><text:s/></text:span><text:span text:style-name="T6_77">map</text:span><text:span text:style-name="T6_78">.</text:span></text:p>
        </text:list-item>
        <text:list-item>
          <text:p text:style-name="P7"><text:span text:style-name="T7_1">N</text:span><text:span text:style-name="T7_2">3</text:span><text:span text:style-name="T7_3">rd</text:span><text:span text:style-name="T7_4"><text:s/></text:span><text:span text:style-name="T7_5">St</text:span><text:span text:style-name="T7_6"><text:s/></text:span><text:span text:style-name="T7_7">Representation</text:span><text:span text:style-name="T7_8">:</text:span><text:span text:style-name="T7_9"><text:s/></text:span><text:span text:style-name="T7_10">N</text:span><text:span text:style-name="T7_11">3</text:span><text:span text:style-name="T7_12">rd</text:span><text:span text:style-name="T7_13"><text:s/></text:span><text:span text:style-name="T7_14">St</text:span><text:span text:style-name="T7_15"><text:s/></text:span><text:span text:style-name="T7_16">is</text:span><text:span text:style-name="T7_17"><text:s/></text:span><text:span text:style-name="T7_18">given</text:span><text:span text:style-name="T7_19"><text:s/></text:span><text:span text:style-name="T7_20">its</text:span><text:span text:style-name="T7_21"><text:s/></text:span><text:span text:style-name="T7_22">own</text:span><text:span text:style-name="T7_23"><text:s/></text:span><text:span text:style-name="T7_24">unique</text:span><text:span text:style-name="T7_25"><text:s/></text:span><text:span text:style-name="T7_26">entry</text:span><text:span text:style-name="T7_27"><text:s/></text:span><text:span text:style-name="T7_28">with</text:span><text:span text:style-name="T7_29"><text:s/></text:span><text:span text:style-name="T7_30">visual</text:span><text:span text:style-name="T7_31"><text:s/></text:span><text:span text:style-name="T7_32">representation</text:span><text:span text:style-name="T7_33"><text:s/></text:span><text:span text:style-name="T7_34">on</text:span><text:span text:style-name="T7_35"><text:s/></text:span><text:span text:style-name="T7_36">the</text:span><text:span text:style-name="T7_37"><text:s/></text:span><text:span text:style-name="T7_38">map</text:span><text:span text:style-name="T7_39"><text:s/></text:span><text:span text:style-name="T7_40">to</text:span><text:span text:style-name="T7_41"><text:s/></text:span><text:span text:style-name="T7_42">highlight</text:span><text:span text:style-name="T7_43"><text:s/></text:span><text:span text:style-name="T7_44">that</text:span><text:span text:style-name="T7_45"><text:s/>“</text:span><text:span text:style-name="T7_46">N</text:span><text:span text:style-name="T7_47">3</text:span><text:span text:style-name="T7_48">RD</text:span><text:span text:style-name="T7_49"><text:s/></text:span><text:span text:style-name="T7_50">Street</text:span><text:span text:style-name="T7_51"><text:s/></text:span><text:span text:style-name="T7_52">is</text:span><text:span text:style-name="T7_53"><text:s/></text:span><text:span text:style-name="T7_54">defined</text:span><text:span text:style-name="T7_55"><text:s/></text:span><text:span text:style-name="T7_56">more</text:span><text:span text:style-name="T7_57"><text:s/></text:span><text:span text:style-name="T7_58">by</text:span><text:span text:style-name="T7_59"><text:s/></text:span><text:span text:style-name="T7_60">an</text:span><text:span text:style-name="T7_61"><text:s/></text:span><text:span text:style-name="T7_62">identity</text:span><text:span text:style-name="T7_63"><text:s/></text:span><text:span text:style-name="T7_64">and</text:span><text:span text:style-name="T7_65"><text:s/></text:span><text:span text:style-name="T7_66">a</text:span><text:span text:style-name="T7_67"><text:s/></text:span><text:span text:style-name="T7_68">set</text:span><text:span text:style-name="T7_69"><text:s/></text:span><text:span text:style-name="T7_70">of</text:span><text:span text:style-name="T7_71"><text:s/></text:span><text:span text:style-name="T7_72">values</text:span><text:span text:style-name="T7_73"><text:s/></text:span><text:span text:style-name="T7_74">than</text:span><text:span text:style-name="T7_75"><text:s/></text:span><text:span text:style-name="T7_76">a</text:span><text:span text:style-name="T7_77"><text:s/></text:span><text:span text:style-name="T7_78">geography</text:span><text:span text:style-name="T7_79">”<text:s/></text:span><text:span text:style-name="T7_80">and</text:span><text:span text:style-name="T7_81"><text:s/></text:span><text:span text:style-name="T7_82">more</text:span><text:span text:style-name="T7_83"><text:s/></text:span><text:span text:style-name="T7_84">importantly</text:span><text:span text:style-name="T7_85"><text:s/></text:span><text:span text:style-name="T7_86">not</text:span><text:span text:style-name="T7_87"><text:s/></text:span><text:span text:style-name="T7_88">all</text:span><text:span text:style-name="T7_89"><text:s/></text:span><text:span text:style-name="T7_90">of</text:span><text:span text:style-name="T7_91"><text:s/></text:span><text:span text:style-name="T7_92">the</text:span><text:span text:style-name="T7_93"><text:s/></text:span><text:span text:style-name="T7_94">N</text:span><text:span text:style-name="T7_95">3</text:span><text:span text:style-name="T7_96">rd</text:span><text:span text:style-name="T7_97"><text:s/></text:span><text:span text:style-name="T7_98">St</text:span><text:span text:style-name="T7_99">.<text:s/></text:span><text:span text:style-name="T7_100">companies</text:span><text:span text:style-name="T7_101"><text:s/></text:span><text:span text:style-name="T7_102">listed</text:span><text:span text:style-name="T7_103"><text:s/></text:span><text:span text:style-name="T7_104">are</text:span><text:span text:style-name="T7_105"><text:s/></text:span><text:span text:style-name="T7_106">located</text:span><text:span text:style-name="T7_107"><text:s/></text:span><text:span text:style-name="T7_108">directly</text:span><text:span text:style-name="T7_109"><text:s/></text:span><text:span text:style-name="T7_110">along</text:span><text:span text:style-name="T7_111"><text:s/></text:span><text:span text:style-name="T7_112">North</text:span><text:span text:style-name="T7_113"><text:s/>3</text:span><text:span text:style-name="T7_114">rd</text:span><text:span text:style-name="T7_115"><text:s/></text:span><text:span text:style-name="T7_116">St</text:span><text:span text:style-name="T7_117">.</text:span></text:p>
        </text:list-item>
        <text:list-item>
          <text:p text:style-name="P8"><text:span text:style-name="T8_1">HTML</text:span><text:span text:style-name="T8_2">:<text:s/></text:span><text:span text:style-name="T8_3">The</text:span><text:span text:style-name="T8_4"><text:s/></text:span><text:span text:style-name="T8_5">HTML</text:span><text:span text:style-name="T8_6"><text:s/></text:span><text:span text:style-name="T8_7">markup</text:span><text:span text:style-name="T8_8"><text:s/></text:span><text:span text:style-name="T8_9">list</text:span><text:span text:style-name="T8_10">s</text:span><text:span text:style-name="T8_11"><text:s/></text:span><text:span text:style-name="T8_12">the</text:span><text:span text:style-name="T8_13"><text:s/></text:span><text:span text:style-name="T8_14">company</text:span><text:span text:style-name="T8_15"><text:s/></text:span><text:span text:style-name="T8_16">entities</text:span><text:span text:style-name="T8_17"><text:s/></text:span><text:span text:style-name="T8_18">as</text:span><text:span text:style-name="T8_19"><text:s/></text:span><text:span text:style-name="T8_20">buttons</text:span><text:span text:style-name="T8_21"><text:s/></text:span><text:span text:style-name="T8_22">that</text:span><text:span text:style-name="T8_23"><text:s/></text:span><text:span text:style-name="T8_24">can</text:span><text:span text:style-name="T8_25"><text:s/></text:span><text:span text:style-name="T8_26">be</text:span><text:span text:style-name="T8_27"><text:s/></text:span><text:span text:style-name="T8_28">added</text:span><text:span text:style-name="T8_29"><text:s/></text:span><text:span text:style-name="T8_30">to</text:span><text:span text:style-name="T8_31"><text:s/></text:span><text:span text:style-name="T8_32">the</text:span><text:span text:style-name="T8_33"><text:s/></text:span><text:span text:style-name="T8_34">map</text:span><text:span text:style-name="T8_35">.<text:s/></text:span><text:span text:style-name="T8_36">When</text:span><text:span text:style-name="T8_37"><text:s/></text:span><text:span text:style-name="T8_38">any</text:span><text:span text:style-name="T8_39"><text:s/></text:span><text:span text:style-name="T8_40">button</text:span><text:span text:style-name="T8_41"><text:s/></text:span><text:span text:style-name="T8_42">is</text:span><text:span text:style-name="T8_43"><text:s/></text:span><text:span text:style-name="T8_44">selected</text:span><text:span text:style-name="T8_45"><text:s/></text:span><text:span text:style-name="T8_46">the</text:span><text:span text:style-name="T8_47"><text:s/></text:span><text:span text:style-name="T8_48">unique</text:span><text:span text:style-name="T8_49"><text:s/></text:span><text:span text:style-name="T8_50">ID</text:span><text:span text:style-name="T8_51"><text:s/></text:span><text:span text:style-name="T8_52">of</text:span><text:span text:style-name="T8_53"><text:s/></text:span><text:span text:style-name="T8_54">the</text:span><text:span text:style-name="T8_55"><text:s/></text:span><text:span text:style-name="T8_56">associated</text:span><text:span text:style-name="T8_57"><text:s/></text:span><text:span text:style-name="T8_58">company</text:span><text:span text:style-name="T8_59"><text:s/></text:span><text:span text:style-name="T8_60">is</text:span><text:span text:style-name="T8_61"><text:s/></text:span><text:span text:style-name="T8_62">passed</text:span><text:span text:style-name="T8_63"><text:s/></text:span><text:span text:style-name="T8_64">to</text:span><text:span text:style-name="T8_65"><text:s/></text:span><text:span text:style-name="T8_66">the</text:span><text:span text:style-name="T8_67"><text:s/></text:span><text:span text:style-name="T8_68">JS</text:span><text:span text:style-name="T8_69"><text:s/>.</text:span><text:span text:style-name="T8_70">onclick</text:span><text:span text:style-name="T8_71"><text:s/></text:span><text:span text:style-name="T8_72">function</text:span><text:span text:style-name="T8_73"><text:s/></text:span><text:span text:style-name="T8_74">and</text:span><text:span text:style-name="T8_75"><text:s/></text:span><text:span text:style-name="T8_76">the</text:span><text:span text:style-name="T8_77"><text:s/></text:span><text:span text:style-name="T8_78">map</text:span><text:span text:style-name="T8_79"><text:s/></text:span><text:span text:style-name="T8_80">flie</text:span><text:span text:style-name="T8_81">s</text:span><text:span text:style-name="T8_82"><text:s/></text:span><text:span text:style-name="T8_83">to</text:span><text:span text:style-name="T8_84"><text:s/></text:span><text:span text:style-name="T8_85">the</text:span><text:span text:style-name="T8_86"><text:s/></text:span><text:span text:style-name="T8_87">location</text:span><text:span text:style-name="T8_88"><text:s/></text:span><text:span text:style-name="T8_89">the</text:span><text:span text:style-name="T8_90"><text:s/></text:span><text:span text:style-name="T8_91">company</text:span><text:span text:style-name="T8_92"><text:s/></text:span><text:span text:style-name="T8_93">pin</text:span><text:span text:style-name="T8_94"><text:s/></text:span><text:span text:style-name="T8_95">as</text:span><text:span text:style-name="T8_96"><text:s/></text:span><text:span text:style-name="T8_97">well</text:span><text:span text:style-name="T8_98"><text:s/></text:span><text:span text:style-name="T8_99">as</text:span><text:span text:style-name="T8_100"><text:s/></text:span><text:span text:style-name="T8_101">displaying</text:span><text:span text:style-name="T8_102"><text:s/></text:span><text:span text:style-name="T8_103">a</text:span><text:span text:style-name="T8_104"><text:s/></text:span><text:span text:style-name="T8_105">company</text:span><text:span text:style-name="T8_106"><text:s/></text:span><text:span text:style-name="T8_107">description</text:span><text:span text:style-name="T8_108"><text:s/></text:span><text:span text:style-name="T8_109">box</text:span><text:span text:style-name="T8_110">.</text:span></text:p>
        </text:list-item>
      </text:list>
      <text:p text:style-name="P9"/>
      <text:p text:style-name="P10"><text:span text:style-name="T10_1">Challenges</text:span><text:span text:style-name="T10_2">:</text:span><text:span text:style-name="T10_3"><text:s/></text:span><text:span text:style-name="T10_4">One</text:span><text:span text:style-name="T10_5"><text:s/></text:span><text:span text:style-name="T10_6">challenge</text:span><text:span text:style-name="T10_7"><text:s/></text:span><text:span text:style-name="T10_8">of</text:span><text:span text:style-name="T10_9"><text:s/></text:span><text:span text:style-name="T10_10">my</text:span><text:span text:style-name="T10_11"><text:s/></text:span><text:span text:style-name="T10_12">approach</text:span><text:span text:style-name="T10_13"><text:s/></text:span><text:span text:style-name="T10_14">is</text:span><text:span text:style-name="T10_15"><text:s/></text:span><text:span text:style-name="T10_16">dealing</text:span><text:span text:style-name="T10_17"><text:s/></text:span><text:span text:style-name="T10_18">with</text:span><text:span text:style-name="T10_19"><text:s/></text:span><text:span text:style-name="T10_20">scaling</text:span><text:span text:style-name="T10_21"><text:s/></text:span><text:span text:style-name="T10_22">out</text:span><text:span text:style-name="T10_23"><text:s/></text:span><text:span text:style-name="T10_24">this</text:span><text:span text:style-name="T10_25"><text:s/></text:span><text:span text:style-name="T10_26">project</text:span><text:span text:style-name="T10_27"><text:s/></text:span><text:span text:style-name="T10_28">to</text:span><text:span text:style-name="T10_29"><text:s/></text:span><text:span text:style-name="T10_30">encompass</text:span><text:span text:style-name="T10_31"><text:s/></text:span><text:span text:style-name="T10_32">all</text:span><text:span text:style-name="T10_33"><text:s/></text:span><text:span text:style-name="T10_34">N</text:span><text:span text:style-name="T10_35">3</text:span><text:span text:style-name="T10_36">rd</text:span><text:span text:style-name="T10_37"><text:s/></text:span><text:span text:style-name="T10_38">St</text:span><text:span text:style-name="T10_39"><text:s/></text:span><text:span text:style-name="T10_40">associated</text:span><text:span text:style-name="T10_41"><text:s/></text:span><text:span text:style-name="T10_42">companies</text:span><text:span text:style-name="T10_43">.</text:span><text:span text:style-name="T10_44"><text:s/></text:span><text:span text:style-name="T10_45">In</text:span><text:span text:style-name="T10_46"><text:s/></text:span><text:span text:style-name="T10_47">particular</text:span><text:span text:style-name="T10_48">,<text:s/></text:span><text:span text:style-name="T10_49">s</text:span><text:span text:style-name="T10_50">ome</text:span><text:span text:style-name="T10_51"><text:s/></text:span><text:span text:style-name="T10_52">are</text:span><text:span text:style-name="T10_53"><text:s/></text:span><text:span text:style-name="T10_54">clumped</text:span><text:span text:style-name="T10_55"><text:s/></text:span><text:span text:style-name="T10_56">together</text:span><text:span text:style-name="T10_57"><text:s/></text:span><text:span text:style-name="T10_58">in</text:span><text:span text:style-name="T10_59"><text:s/></text:span><text:span text:style-name="T10_60">a</text:span><text:span text:style-name="T10_61"><text:s/></text:span><text:span text:style-name="T10_62">small</text:span><text:span text:style-name="T10_63"><text:s/></text:span><text:span text:style-name="T10_64">geographical</text:span><text:span text:style-name="T10_65"><text:s/></text:span><text:span text:style-name="T10_66">area</text:span><text:span text:style-name="T10_67"><text:s/></text:span><text:span text:style-name="T10_68">and</text:span><text:span text:style-name="T10_69"><text:s/></text:span><text:span text:style-name="T10_70">some</text:span><text:span text:style-name="T10_71"><text:s/></text:span><text:span text:style-name="T10_72">are</text:span><text:span text:style-name="T10_73"><text:s/></text:span><text:span text:style-name="T10_74">even</text:span><text:span text:style-name="T10_75"><text:s/></text:span><text:span text:style-name="T10_76">in</text:span><text:span text:style-name="T10_77"><text:s/></text:span><text:span text:style-name="T10_78">the</text:span><text:span text:style-name="T10_79"><text:s/></text:span><text:span text:style-name="T10_80">same</text:span><text:span text:style-name="T10_81"><text:s/></text:span><text:span text:style-name="T10_82">building</text:span><text:span text:style-name="T10_83"><text:s/></text:span><text:span text:style-name="T10_84">making</text:span><text:span text:style-name="T10_85"><text:s/></text:span><text:span text:style-name="T10_86">mapping</text:span><text:span text:style-name="T10_87"><text:s/></text:span><text:span text:style-name="T10_88">their</text:span><text:span text:style-name="T10_89"><text:s/></text:span><text:span text:style-name="T10_90">location</text:span><text:span text:style-name="T10_91"><text:s/></text:span><text:span text:style-name="T10_92">precisely</text:span><text:span text:style-name="T10_93"><text:s/></text:span><text:span text:style-name="T10_94">more</text:span><text:span text:style-name="T10_95"><text:s/></text:span><text:span text:style-name="T10_96">difficult</text:span><text:span text:style-name="T10_97">.</text:span></text:p>
      <text:p text:style-name="P11"><text:span text:style-name="T11_1"><text:tab/></text:span><text:span text:style-name="T11_2">A</text:span><text:span text:style-name="T11_3">nother</text:span><text:span text:style-name="T11_4"><text:s/></text:span><text:span text:style-name="T11_5">limitation</text:span><text:span text:style-name="T11_6"><text:s/></text:span><text:span text:style-name="T11_7">of</text:span><text:span text:style-name="T11_8"><text:s/></text:span><text:span text:style-name="T11_9">this</text:span><text:span text:style-name="T11_10"><text:s/></text:span><text:span text:style-name="T11_11">approach</text:span><text:span text:style-name="T11_12"><text:s/></text:span><text:span text:style-name="T11_13">is</text:span><text:span text:style-name="T11_14"><text:s/></text:span><text:span text:style-name="T11_15">that</text:span><text:span text:style-name="T11_16"><text:s/></text:span><text:span text:style-name="T11_17">it</text:span><text:span text:style-name="T11_18"><text:s/></text:span><text:span text:style-name="T11_19">is</text:span><text:span text:style-name="T11_20"><text:s/></text:span><text:span text:style-name="T11_21">inefficient</text:span><text:span text:style-name="T11_22"><text:s/></text:span><text:span text:style-name="T11_23">to</text:span><text:span text:style-name="T11_24"><text:s/></text:span><text:span text:style-name="T11_25">add</text:span><text:span text:style-name="T11_26"><text:s/></text:span><text:span text:style-name="T11_27">the</text:span><text:span text:style-name="T11_28"><text:s/></text:span><text:span text:style-name="T11_29">company</text:span><text:span text:style-name="T11_30"><text:s/></text:span><text:span text:style-name="T11_31">as</text:span><text:span text:style-name="T11_32"><text:s/></text:span><text:span text:style-name="T11_33">an</text:span><text:span text:style-name="T11_34"><text:s/></text:span><text:span text:style-name="T11_35">entity</text:span><text:span text:style-name="T11_36"><text:s/></text:span><text:span text:style-name="T11_37">in</text:span><text:span text:style-name="T11_38"><text:s/></text:span><text:span text:style-name="T11_39">a</text:span><text:span text:style-name="T11_40"><text:s/></text:span><text:span text:style-name="T11_41">database</text:span><text:span text:style-name="T11_42"><text:s/></text:span><text:span text:style-name="T11_43">and</text:span><text:span text:style-name="T11_44"><text:s/></text:span><text:span text:style-name="T11_45">also</text:span><text:span text:style-name="T11_46"><text:s/></text:span><text:span text:style-name="T11_47">update</text:span><text:span text:style-name="T11_48"><text:s/></text:span><text:span text:style-name="T11_49">the</text:span><text:span text:style-name="T11_50"><text:s/></text:span><text:span text:style-name="T11_51">list</text:span><text:span text:style-name="T11_52"><text:s/></text:span><text:span text:style-name="T11_53">in</text:span><text:span text:style-name="T11_54"><text:s/></text:span><text:span text:style-name="T11_55">the</text:span><text:span text:style-name="T11_56"><text:s/></text:span><text:span text:style-name="T11_57">HTML</text:span><text:span text:style-name="T11_58"><text:s/></text:span><text:span text:style-name="T11_59">markup</text:span><text:span text:style-name="T11_60">.<text:s/></text:span><text:span text:style-name="T11_61">Like</text:span><text:span text:style-name="T11_62"><text:s/></text:span><text:span text:style-name="T11_63">any</text:span><text:span text:style-name="T11_64"><text:s/></text:span><text:span text:style-name="T11_65">hard</text:span><text:span text:style-name="T11_66"><text:s/></text:span><text:span text:style-name="T11_67">coded</text:span><text:span text:style-name="T11_68"><text:s/></text:span><text:span text:style-name="T11_69">value</text:span><text:span text:style-name="T11_70"><text:s/></text:span><text:span text:style-name="T11_71">these</text:span><text:span text:style-name="T11_72"><text:s/></text:span><text:span text:style-name="T11_73">entries</text:span><text:span text:style-name="T11_74"><text:s/></text:span><text:span text:style-name="T11_75">may</text:span><text:span text:style-name="T11_76"><text:s/></text:span><text:span text:style-name="T11_77">suffer</text:span><text:span text:style-name="T11_78"><text:s/></text:span><text:span text:style-name="T11_79">from</text:span><text:span text:style-name="T11_80"><text:s/></text:span><text:span text:style-name="T11_81">transcription</text:span><text:span text:style-name="T11_82"><text:s/></text:span><text:span text:style-name="T11_83">errors</text:span><text:span text:style-name="T11_84"><text:s/></text:span><text:span text:style-name="T11_85">leading</text:span><text:span text:style-name="T11_86"><text:s/></text:span><text:span text:style-name="T11_87">to</text:span><text:span text:style-name="T11_88"><text:s/></text:span><text:span text:style-name="T11_89">a</text:span><text:span text:style-name="T11_90"><text:s/></text:span><text:span text:style-name="T11_91">broken</text:span><text:span text:style-name="T11_92"><text:s/></text:span><text:span text:style-name="T11_93">key</text:span><text:span text:style-name="T11_94"><text:s/></text:span><text:span text:style-name="T11_95">value</text:span><text:span text:style-name="T11_96"><text:s/></text:span><text:span text:style-name="T11_97">pair</text:span><text:span text:style-name="T11_98"><text:s/></text:span><text:span text:style-name="T11_99">and</text:span><text:span text:style-name="T11_100"><text:s/></text:span><text:span text:style-name="T11_101">therefore</text:span><text:span text:style-name="T11_102"><text:s/></text:span><text:span text:style-name="T11_103">bad</text:span><text:span text:style-name="T11_104"><text:s/></text:span><text:span text:style-name="T11_105">mapping</text:span><text:span text:style-name="T11_106"><text:s/></text:span><text:span text:style-name="T11_107">experience</text:span><text:span text:style-name="T11_108">.</text:span></text:p>
      <text:p text:style-name="P12"/>
      <text:p text:style-name="P13"><text:span text:style-name="T13_1">Next</text:span><text:span text:style-name="T13_2"><text:s/></text:span><text:span text:style-name="T13_3">Steps</text:span><text:span text:style-name="T13_4">:</text:span><text:span text:style-name="T13_5"><text:s/></text:span><text:span text:style-name="T13_6">The</text:span><text:span text:style-name="T13_7"><text:s/></text:span><text:span text:style-name="T13_8">first</text:span><text:span text:style-name="T13_9"><text:s/></text:span><text:span text:style-name="T13_10">step</text:span><text:span text:style-name="T13_11"><text:s/></text:span><text:span text:style-name="T13_12">to</text:span><text:span text:style-name="T13_13"><text:s/></text:span><text:span text:style-name="T13_14">improve</text:span><text:span text:style-name="T13_15"><text:s/></text:span><text:span text:style-name="T13_16">this</text:span><text:span text:style-name="T13_17"><text:s/></text:span><text:span text:style-name="T13_18">project</text:span><text:span text:style-name="T13_19"><text:s/></text:span><text:span text:style-name="T13_20">would</text:span><text:span text:style-name="T13_21"><text:s/></text:span><text:span text:style-name="T13_22">be</text:span><text:span text:style-name="T13_23"><text:s/></text:span><text:span text:style-name="T13_24">to</text:span><text:span text:style-name="T13_25"><text:s/></text:span><text:span text:style-name="T13_26">incorporate</text:span><text:span text:style-name="T13_27"><text:s/></text:span><text:span text:style-name="T13_28">the</text:span><text:span text:style-name="T13_29"><text:s/></text:span><text:span text:style-name="T13_30">rest</text:span><text:span text:style-name="T13_31"><text:s/></text:span><text:span text:style-name="T13_32">of</text:span><text:span text:style-name="T13_33"><text:s/></text:span><text:span text:style-name="T13_34">the</text:span><text:span text:style-name="T13_35"><text:s/></text:span><text:span text:style-name="T13_36">N</text:span><text:span text:style-name="T13_37">3</text:span><text:span text:style-name="T13_38">rd</text:span><text:span text:style-name="T13_39"><text:s/></text:span><text:span text:style-name="T13_40">St</text:span><text:span text:style-name="T13_41"><text:s/></text:span><text:span text:style-name="T13_42">companies</text:span><text:span text:style-name="T13_43"><text:s/></text:span><text:span text:style-name="T13_44">currently</text:span><text:span text:style-name="T13_45"><text:s/></text:span><text:span text:style-name="T13_46">to</text:span><text:span text:style-name="T13_47"><text:s/></text:span><text:span text:style-name="T13_48">the</text:span><text:span text:style-name="T13_49"><text:s/></text:span><text:span text:style-name="T13_50">company</text:span><text:span text:style-name="T13_51"><text:s/></text:span><text:span text:style-name="T13_52">spreadsheet</text:span><text:span text:style-name="T13_53"><text:s/></text:span><text:span text:style-name="T13_54">and</text:span><text:span text:style-name="T13_55"><text:s/></text:span><text:span text:style-name="T13_56">HTML</text:span><text:span text:style-name="T13_57"><text:s/></text:span><text:span text:style-name="T13_58">markup</text:span><text:span text:style-name="T13_59"><text:s text:c="2"/></text:span><text:span text:style-name="T13_60">to</text:span><text:span text:style-name="T13_61"><text:s/></text:span><text:span text:style-name="T13_62">complete</text:span><text:span text:style-name="T13_63"><text:s/></text:span><text:span text:style-name="T13_64">the</text:span><text:span text:style-name="T13_65"><text:s/></text:span><text:span text:style-name="T13_66">visual</text:span><text:span text:style-name="T13_67"><text:s/></text:span><text:span text:style-name="T13_68">representation</text:span><text:span text:style-name="T13_69"><text:s/></text:span><text:span text:style-name="T13_70">of</text:span><text:span text:style-name="T13_71"><text:s/></text:span><text:span text:style-name="T13_72">N</text:span><text:span text:style-name="T13_73">3</text:span><text:span text:style-name="T13_74">rd</text:span><text:span text:style-name="T13_75"><text:s/></text:span><text:span text:style-name="T13_76">St</text:span><text:span text:style-name="T13_77"><text:s/></text:span><text:span text:style-name="T13_78">on</text:span><text:span text:style-name="T13_79"><text:s/></text:span><text:span text:style-name="T13_80">the</text:span><text:span text:style-name="T13_81"><text:s/></text:span><text:span text:style-name="T13_82">website</text:span><text:span text:style-name="T13_83">.</text:span></text:p>
      <text:p text:style-name="P14"><text:span text:style-name="T14_1">Incorporating</text:span><text:span text:style-name="T14_2"><text:s/></text:span><text:span text:style-name="T14_3">a</text:span><text:span text:style-name="T14_4"><text:s/></text:span><text:span text:style-name="T14_5">JSON</text:span><text:span text:style-name="T14_6"><text:s/></text:span><text:span text:style-name="T14_7">file</text:span><text:span text:style-name="T14_8"><text:s/></text:span><text:span text:style-name="T14_9">and</text:span><text:span text:style-name="T14_10"><text:s/></text:span><text:span text:style-name="T14_11">template</text:span><text:span text:style-name="T14_12"><text:s/></text:span><text:span text:style-name="T14_13">would</text:span><text:span text:style-name="T14_14"><text:s/></text:span><text:span text:style-name="T14_15">better</text:span><text:span text:style-name="T14_16"><text:s/></text:span><text:span text:style-name="T14_17">compartmentalize</text:span><text:span text:style-name="T14_18"><text:s/></text:span><text:span text:style-name="T14_19">the</text:span><text:span text:style-name="T14_20"><text:s/></text:span><text:span text:style-name="T14_21">data</text:span><text:span text:style-name="T14_22"><text:s/></text:span><text:span text:style-name="T14_23">and</text:span><text:span text:style-name="T14_24"><text:s/></text:span><text:span text:style-name="T14_25">make</text:span><text:span text:style-name="T14_26"><text:s/></text:span><text:span text:style-name="T14_27">it</text:span><text:span text:style-name="T14_28"><text:s/></text:span><text:span text:style-name="T14_29">more</text:span><text:span text:style-name="T14_30"><text:s/></text:span><text:span text:style-name="T14_31">dynamic</text:span><text:span text:style-name="T14_32">.<text:s/></text:span><text:span text:style-name="T14_33">As</text:span><text:span text:style-name="T14_34"><text:s/></text:span><text:span text:style-name="T14_35">the</text:span><text:span text:style-name="T14_36"><text:s/></text:span><text:span text:style-name="T14_37">list</text:span><text:span text:style-name="T14_38"><text:s/></text:span><text:span text:style-name="T14_39">of</text:span><text:span text:style-name="T14_40"><text:s/></text:span><text:span text:style-name="T14_41">companies</text:span><text:span text:style-name="T14_42"><text:s/></text:span><text:span text:style-name="T14_43">grows</text:span><text:span text:style-name="T14_44">,<text:s/></text:span><text:span text:style-name="T14_45">the</text:span><text:span text:style-name="T14_46"><text:s/></text:span><text:span text:style-name="T14_47">list</text:span><text:span text:style-name="T14_48"><text:s/></text:span><text:span text:style-name="T14_49">with</text:span><text:span text:style-name="T14_50"><text:s/></text:span><text:span text:style-name="T14_51">all</text:span><text:span text:style-name="T14_52"><text:s/></text:span><text:span text:style-name="T14_53">of</text:span><text:span text:style-name="T14_54"><text:s/></text:span><text:span text:style-name="T14_55">the</text:span><text:span text:style-name="T14_56"><text:s/></text:span><text:span text:style-name="T14_57">necessary</text:span><text:span text:style-name="T14_58"><text:s/></text:span><text:span text:style-name="T14_59">information</text:span><text:span text:style-name="T14_60"><text:s/></text:span><text:span text:style-name="T14_61">would</text:span><text:span text:style-name="T14_62"><text:s/></text:span><text:span text:style-name="T14_63">be</text:span><text:span text:style-name="T14_64"><text:s/></text:span><text:span text:style-name="T14_65">updated</text:span><text:span text:style-name="T14_66"><text:s/></text:span><text:span text:style-name="T14_67">within</text:span><text:span text:style-name="T14_68"><text:s/></text:span><text:span text:style-name="T14_69">the</text:span><text:span text:style-name="T14_70"><text:s/></text:span><text:span text:style-name="T14_71">JSON</text:span><text:span text:style-name="T14_72"><text:s/></text:span><text:span text:style-name="T14_73">file</text:span><text:span text:style-name="T14_74">.<text:s/></text:span><text:span text:style-name="T14_75">The</text:span><text:span text:style-name="T14_76"><text:s/></text:span><text:span text:style-name="T14_77">JSON</text:span><text:span text:style-name="T14_78"><text:s/></text:span><text:span text:style-name="T14_79">template</text:span><text:span text:style-name="T14_80"><text:s/></text:span><text:span text:style-name="T14_81">would</text:span><text:span text:style-name="T14_82"><text:s/></text:span><text:span text:style-name="T14_83">process</text:span><text:span text:style-name="T14_84"><text:s/></text:span><text:span text:style-name="T14_85">that</text:span><text:span text:style-name="T14_86"><text:s/></text:span><text:span text:style-name="T14_87">data</text:span><text:span text:style-name="T14_88"><text:s/></text:span><text:span text:style-name="T14_89">and</text:span><text:span text:style-name="T14_90"><text:s/></text:span><text:span text:style-name="T14_91">JSON</text:span><text:span text:style-name="T14_92"><text:s/></text:span><text:span text:style-name="T14_93">functions</text:span><text:span text:style-name="T14_94"><text:s/></text:span><text:span text:style-name="T14_95">defined</text:span><text:span text:style-name="T14_96"><text:s/></text:span><text:span text:style-name="T14_97">within</text:span><text:span text:style-name="T14_98"><text:s/></text:span><text:span text:style-name="T14_99">the</text:span><text:span text:style-name="T14_100"><text:s/></text:span><text:span text:style-name="T14_101">Javascript</text:span><text:span text:style-name="T14_102"><text:s/></text:span><text:span text:style-name="T14_103">files</text:span><text:span text:style-name="T14_104"><text:s/></text:span><text:span text:style-name="T14_105">and</text:span><text:span text:style-name="T14_106"><text:s/></text:span><text:span text:style-name="T14_107">would</text:span><text:span text:style-name="T14_108"><text:s/></text:span><text:span text:style-name="T14_109">automatically</text:span><text:span text:style-name="T14_110"><text:s/></text:span><text:span text:style-name="T14_111">update</text:span><text:span text:style-name="T14_112"><text:s/></text:span><text:span text:style-name="T14_113">the</text:span><text:span text:style-name="T14_114"><text:s/></text:span><text:span text:style-name="T14_115">HTML</text:span><text:span text:style-name="T14_116"><text:s/></text:span><text:span text:style-name="T14_117">markup</text:span><text:span text:style-name="T14_118"><text:s/></text:span><text:span text:style-name="T14_119">and</text:span><text:span text:style-name="T14_120"><text:s/></text:span><text:span text:style-name="T14_121">map</text:span><text:span text:style-name="T14_122">.<text:s/></text:span><text:span text:style-name="T14_123">Using</text:span><text:span text:style-name="T14_124"><text:s/></text:span><text:span text:style-name="T14_125">the</text:span><text:span text:style-name="T14_126"><text:s/></text:span><text:span text:style-name="T14_127">N</text:span><text:span text:style-name="T14_128">3</text:span><text:span text:style-name="T14_129">rd</text:span><text:span text:style-name="T14_130"><text:s/></text:span><text:span text:style-name="T14_131">St</text:span><text:span text:style-name="T14_132"><text:s/></text:span><text:span text:style-name="T14_133">website</text:span><text:span text:style-name="T14_134"><text:s/></text:span><text:span text:style-name="T14_135">templating</text:span><text:span text:style-name="T14_136"><text:s/></text:span><text:span text:style-name="T14_137">format</text:span><text:span text:style-name="T14_138">,<text:s/></text:span><text:span text:style-name="T14_139">as</text:span><text:span text:style-name="T14_140"><text:s/></text:span><text:span text:style-name="T14_141">new</text:span><text:span text:style-name="T14_142"><text:s/></text:span><text:span text:style-name="T14_143">companies</text:span><text:span text:style-name="T14_144"><text:s/></text:span><text:span text:style-name="T14_145">are</text:span><text:span text:style-name="T14_146"><text:s/></text:span><text:span text:style-name="T14_147">updated</text:span><text:span text:style-name="T14_148"><text:s/></text:span><text:span text:style-name="T14_149">in</text:span><text:span text:style-name="T14_150"><text:s/></text:span><text:span text:style-name="T14_151">the</text:span><text:span text:style-name="T14_152"><text:s/></text:span><text:span text:style-name="T14_153">JSON</text:span><text:span text:style-name="T14_154"><text:s/></text:span><text:span text:style-name="T14_155">file</text:span><text:span text:style-name="T14_156">,<text:s/></text:span><text:span text:style-name="T14_157">the</text:span><text:span text:style-name="T14_158"><text:s/></text:span><text:span text:style-name="T14_159">list</text:span><text:span text:style-name="T14_160"><text:s/></text:span><text:span text:style-name="T14_161">in</text:span><text:span text:style-name="T14_162"><text:s/></text:span><text:span text:style-name="T14_163">the</text:span><text:span text:style-name="T14_164"><text:s/></text:span><text:span text:style-name="T14_165">HTML</text:span><text:span text:style-name="T14_166"><text:s/></text:span><text:span text:style-name="T14_167">markup</text:span><text:span text:style-name="T14_168"><text:s/></text:span><text:span text:style-name="T14_169">is</text:span><text:span text:style-name="T14_170"><text:s/></text:span><text:span text:style-name="T14_171">also</text:span><text:span text:style-name="T14_172"><text:s/></text:span><text:span text:style-name="T14_173">updated</text:span><text:span text:style-name="T14_174"><text:s/></text:span><text:span text:style-name="T14_175">thus</text:span><text:span text:style-name="T14_176"><text:s/></text:span><text:span text:style-name="T14_177">lowering</text:span><text:span text:style-name="T14_178"><text:s/></text:span><text:span text:style-name="T14_179">the</text:span><text:span text:style-name="T14_180"><text:s/></text:span><text:span text:style-name="T14_181">risk</text:span><text:span text:style-name="T14_182"><text:s/></text:span><text:span text:style-name="T14_183">of</text:span><text:span text:style-name="T14_184"><text:s/></text:span><text:span text:style-name="T14_185">human</text:span><text:span text:style-name="T14_186"><text:s/></text:span><text:span text:style-name="T14_187">error</text:span><text:span text:style-name="T14_18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